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fill="none" draw:textarea-horizontal-align="center" draw:textarea-vertical-align="middle" fo:padding-top="0.15cm" fo:padding-bottom="0.15cm" fo:padding-left="0.275cm" fo:padding-right="0.275cm" style:protect="size"/>
    </style:style>
    <style:style style:name="gr2" style:family="graphic" style:parent-style-name="standard">
      <style:graphic-properties draw:stroke="solid" svg:stroke-width="0.02cm" svg:stroke-color="#000000" draw:marker-start-width="0.26cm" draw:marker-end-width="0.26cm" draw:fill="none" draw:fill-color="#ffffff" draw:textarea-horizontal-align="center" draw:textarea-vertical-align="middle" draw:auto-grow-height="true" draw:auto-grow-width="true" fo:min-height="0.4cm" fo:min-width="0.652cm" fo:padding-top="0cm" fo:padding-bottom="0cm" fo:padding-left="0cm" fo:padding-r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05cm" svg:stroke-color="#000000" draw:fill="none" draw:fill-color="#ffffff" draw:textarea-horizontal-align="center" draw:textarea-vertical-align="middle" draw:auto-grow-height="false" draw:auto-grow-width="false" fo:min-height="1.7cm" fo:min-width="0cm" fo:padding-top="0cm" fo:padding-bottom="0cm" fo:padding-left="0cm" fo:padding-right="0cm"/>
    </style:style>
    <style:style style:name="gr5" style:family="graphic" style:parent-style-name="standard">
      <style:graphic-properties svg:stroke-width="0.05cm" draw:marker-end="Symmetric_20_Arrow" draw:marker-end-width="0.15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draw:fill="non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>
      <style:graphic-properties svg:stroke-width="0.05cm" draw:fill="solid" draw:fill-color="#ffffff" draw:textarea-vertical-align="middle" draw:auto-grow-height="false" fo:min-height="0.749cm" fo:min-width="0.499cm" fo:padding-top="0.15cm" fo:padding-bottom="0.15cm" fo:padding-left="0.275cm" fo:padding-right="0.275cm" style:protect="size"/>
    </style:style>
    <style:style style:name="gr12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-width="0.275cm" draw:marker-end-center="false" svg:stroke-opacity="100%" draw:stroke-linejoin="round" draw:fill="none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solid" draw:stroke-dash="Dash_20_2" svg:stroke-width="0.05cm" svg:stroke-color="#000000" draw:marker-start="" draw:marker-start-width="0.2cm" draw:marker-start-center="false" draw:marker-end="Symmetric_20_Arrow" draw:marker-end-width="0.2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>
      <style:graphic-properties svg:stroke-width="0.07cm" draw:marker-start-width="0.305cm" draw:marker-end-width="0.305cm" draw:textarea-horizontal-align="center" draw:textarea-vertical-align="middle" fo:padding-top="0.16cm" fo:padding-bottom="0.16cm" fo:padding-left="0.285cm" fo:padding-right="0.285cm"/>
    </style:style>
    <style:style style:name="gr22" style:family="graphic" style:parent-style-name="standard">
      <style:graphic-properties draw:stroke="none" svg:stroke-width="0.05cm" draw:marker-start-width="0.275cm" draw:marker-end-width="0.275cm" draw:stroke-linejoin="none" draw:fill="solid" draw:fill-color="#000000" draw:textarea-horizontal-align="justify" draw:textarea-vertical-align="middle" draw:auto-grow-height="false" fo:min-height="0cm" fo:min-width="0cm" fo:padding-top="0.15cm" fo:padding-bottom="0.15cm" fo:padding-left="0.275cm" fo:padding-right="0.275cm" draw:shadow="hidden"/>
    </style:style>
    <style:style style:name="gr23" style:family="graphic" style:parent-style-name="standard">
      <style:graphic-properties svg:stroke-width="0.07cm" draw:marker-start-width="0.305cm" draw:marker-end-width="0.305cm" draw:stroke-linejoin="none" draw:textarea-horizontal-align="center" draw:textarea-vertical-align="middle" fo:padding-top="0.16cm" fo:padding-bottom="0.16cm" fo:padding-left="0.285cm" fo:padding-right="0.285cm"/>
    </style:style>
    <style:style style:name="gr24" style:family="graphic" style:parent-style-name="standard" style:list-style-name="L1">
      <style:graphic-properties draw:stroke="solid" draw:stroke-dash="Dash_20_2" svg:stroke-width="0.05cm" svg:stroke-color="#000000" draw:marker-start="" draw:marker-start-width="0.225cm" draw:marker-start-center="false" draw:marker-end="" draw:marker-end-width="0.225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 style:list-style-name="L1">
      <style:graphic-properties draw:stroke="solid" draw:stroke-dash="Dash_20_2" svg:stroke-width="0.05cm" svg:stroke-color="#000000" draw:marker-start="" draw:marker-start-width="0.225cm" draw:marker-start-center="false" draw:marker-end="" draw:marker-end-width="0.225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standard" style:list-style-name="L1">
      <style:graphic-properties draw:stroke="solid" draw:stroke-dash="Dash_20_2" svg:stroke-width="0.05cm" svg:stroke-color="#000000" draw:marker-start="" draw:marker-start-width="0.225cm" draw:marker-start-center="false" draw:marker-end="" draw:marker-end-width="0.225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7" style:family="graphic" style:parent-style-name="objectwithoutfill" style:list-style-name="L1">
      <style:graphic-properties draw:stroke="solid" draw:stroke-dash="Dash_20_2" svg:stroke-width="0.05cm" svg:stroke-color="#000000" draw:marker-start="" draw:marker-start-width="0.16cm" draw:marker-start-center="false" draw:marker-end="Symmetric_20_Arrow" draw:marker-end-width="0.16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8" style:family="graphic" style:parent-style-name="objectwithoutfill" style:list-style-name="L1">
      <style:graphic-properties draw:stroke="solid" draw:stroke-dash="Dash_20_2" svg:stroke-width="0.05cm" svg:stroke-color="#000000" draw:marker-start="" draw:marker-start-width="0.225cm" draw:marker-start-center="false" draw:marker-end-width="0.125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9" style:family="graphic" style:parent-style-name="objectwithoutfill" style:list-style-name="L1">
      <style:graphic-properties draw:stroke="solid" draw:stroke-dash="Dash_20_2" svg:stroke-width="0.05cm" svg:stroke-color="#000000" draw:marker-start="" draw:marker-start-width="0.225cm" draw:marker-start-center="false" draw:marker-end-width="0.125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0" style:family="graphic" style:parent-style-name="objectwithoutfill" style:list-style-name="L1">
      <style:graphic-properties draw:stroke="solid" draw:stroke-dash="Dash_20_2" svg:stroke-width="0.05cm" svg:stroke-color="#000000" draw:marker-start="" draw:marker-start-width="0.16cm" draw:marker-start-center="false" draw:marker-end="Symmetric_20_Arrow" draw:marker-end-width="0.16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1" style:family="graphic" style:parent-style-name="standard" style:list-style-name="L1">
      <style:graphic-properties draw:stroke="solid" draw:stroke-dash="Dash_20_2" svg:stroke-width="0.05cm" svg:stroke-color="#000000" draw:marker-start="" draw:marker-start-width="0.225cm" draw:marker-start-center="false" draw:marker-end-width="0.125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2" style:family="graphic" style:parent-style-name="standard" style:list-style-name="L1">
      <style:graphic-properties draw:stroke="solid" draw:stroke-dash="Dash_20_2" svg:stroke-width="0.05cm" svg:stroke-color="#000000" draw:marker-start="" draw:marker-start-width="0.225cm" draw:marker-start-center="false" draw:marker-end-width="0.125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3" style:family="graphic" style:parent-style-name="standard" style:list-style-name="L1">
      <style:graphic-properties draw:stroke="solid" draw:stroke-dash="Dash_20_2" svg:stroke-width="0.05cm" svg:stroke-color="#000000" draw:marker-start="" draw:marker-start-width="0.225cm" draw:marker-start-center="false" draw:marker-end-width="0.125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4" style:family="graphic" style:parent-style-name="standard" style:list-style-name="L1">
      <style:graphic-properties draw:stroke="solid" draw:stroke-dash="Dash_20_2" svg:stroke-width="0.05cm" svg:stroke-color="#000000" draw:marker-start="" draw:marker-start-width="0.225cm" draw:marker-start-center="false" draw:marker-end="" draw:marker-end-width="0.225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5" style:family="graphic" style:parent-style-name="standard" style:list-style-name="L1">
      <style:graphic-properties draw:stroke="solid" draw:stroke-dash="Dash_20_2" svg:stroke-width="0.05cm" svg:stroke-color="#000000" draw:marker-start="" draw:marker-start-width="0.225cm" draw:marker-start-center="false" draw:marker-end="" draw:marker-end-width="0.225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6" style:family="graphic" style:parent-style-name="standard" style:list-style-name="L1">
      <style:graphic-properties draw:stroke="solid" draw:stroke-dash="Dash_20_2" svg:stroke-width="0.05cm" svg:stroke-color="#000000" draw:marker-start="" draw:marker-start-width="0.225cm" draw:marker-start-center="false" draw:marker-end="" draw:marker-end-width="0.225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7" style:family="graphic" style:parent-style-name="objectwithoutfill" style:list-style-name="L1">
      <style:graphic-properties draw:stroke="solid" draw:stroke-dash="Dash_20_2" svg:stroke-width="0.05cm" svg:stroke-color="#000000" draw:marker-start="" draw:marker-start-width="0.16cm" draw:marker-start-center="false" draw:marker-end="Symmetric_20_Arrow" draw:marker-end-width="0.16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8" style:family="graphic" style:parent-style-name="objectwithoutfill" style:list-style-name="L1">
      <style:graphic-properties draw:stroke="solid" draw:stroke-dash="Dash_20_2" svg:stroke-width="0.05cm" svg:stroke-color="#000000" draw:marker-start="" draw:marker-start-width="0.225cm" draw:marker-start-center="false" draw:marker-end-width="0.125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9" style:family="graphic" style:parent-style-name="standard" style:list-style-name="L1">
      <style:graphic-properties draw:stroke="solid" draw:stroke-dash="Dash_20_2" svg:stroke-width="0.05cm" svg:stroke-color="#000000" draw:marker-start="" draw:marker-start-width="0.225cm" draw:marker-start-center="false" draw:marker-end="" draw:marker-end-width="0.225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0" style:family="graphic" style:parent-style-name="standard" style:list-style-name="L1">
      <style:graphic-properties draw:stroke="solid" draw:stroke-dash="Dash_20_2" svg:stroke-width="0.05cm" svg:stroke-color="#000000" draw:marker-start="" draw:marker-start-width="0.225cm" draw:marker-start-center="false" draw:marker-end="" draw:marker-end-width="0.225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1" style:family="graphic" style:parent-style-name="standard" style:list-style-name="L1">
      <style:graphic-properties draw:stroke="solid" draw:stroke-dash="Dash_20_2" svg:stroke-width="0.05cm" svg:stroke-color="#000000" draw:marker-start="" draw:marker-start-width="0.225cm" draw:marker-start-center="false" draw:marker-end="" draw:marker-end-width="0.225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2" style:family="graphic" style:parent-style-name="objectwithoutfill" style:list-style-name="L1">
      <style:graphic-properties draw:stroke="solid" draw:stroke-dash="Dash_20_2" svg:stroke-width="0.05cm" svg:stroke-color="#000000" draw:marker-start="" draw:marker-start-width="0.16cm" draw:marker-start-center="false" draw:marker-end="" draw:marker-end-width="0.16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3" style:family="graphic" style:parent-style-name="objectwithoutfill" style:list-style-name="L1">
      <style:graphic-properties draw:stroke="solid" draw:stroke-dash="Dash_20_2" svg:stroke-width="0.05cm" svg:stroke-color="#000000" draw:marker-start="" draw:marker-start-width="0.225cm" draw:marker-start-center="false" draw:marker-end-width="0.125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4" style:family="graphic" style:parent-style-name="standard">
      <style:graphic-properties svg:stroke-width="0.05cm" draw:marker-start-width="0.16cm" draw:marker-end="Symmetric_20_Arrow" draw:marker-end-width="0.16cm" draw:textarea-horizontal-align="center" draw:textarea-vertical-align="middle" fo:padding-top="0.15cm" fo:padding-bottom="0.15cm" fo:padding-left="0.275cm" fo:padding-right="0.275cm"/>
    </style:style>
    <style:style style:name="gr45" style:family="graphic" style:parent-style-name="standard" style:list-style-name="L1">
      <style:graphic-properties draw:stroke="solid" draw:stroke-dash="Dash_20_2" svg:stroke-width="0.05cm" svg:stroke-color="#000000" draw:marker-start="" draw:marker-start-width="0.225cm" draw:marker-start-center="false" draw:marker-end="" draw:marker-end-width="0.225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6" style:family="graphic" style:parent-style-name="standard" style:list-style-name="L1">
      <style:graphic-properties draw:stroke="solid" draw:stroke-dash="Dash_20_2" svg:stroke-width="0.05cm" svg:stroke-color="#000000" draw:marker-start="" draw:marker-start-width="0.225cm" draw:marker-start-center="false" draw:marker-end="" draw:marker-end-width="0.225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7" style:family="graphic" style:parent-style-name="standard" style:list-style-name="L1">
      <style:graphic-properties draw:stroke="solid" draw:stroke-dash="Dash_20_2" svg:stroke-width="0.05cm" svg:stroke-color="#000000" draw:marker-start="" draw:marker-start-width="0.225cm" draw:marker-start-center="false" draw:marker-end="" draw:marker-end-width="0.225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8" style:family="graphic" style:parent-style-name="objectwithoutfill" style:list-style-name="L1">
      <style:graphic-properties draw:stroke="solid" draw:stroke-dash="Dash_20_2" svg:stroke-width="0.05cm" svg:stroke-color="#000000" draw:marker-start="" draw:marker-start-width="0.16cm" draw:marker-start-center="false" draw:marker-end="Symmetric_20_Arrow" draw:marker-end-width="0.16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9" style:family="graphic" style:parent-style-name="objectwithoutfill" style:list-style-name="L1">
      <style:graphic-properties draw:stroke="solid" draw:stroke-dash="Dash_20_2" svg:stroke-width="0.05cm" svg:stroke-color="#000000" draw:marker-start="" draw:marker-start-width="0.225cm" draw:marker-start-center="false" draw:marker-end-width="0.125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0" style:family="graphic" style:parent-style-name="objectwithoutfill">
      <style:graphic-properties svg:stroke-width="0.05cm" draw:fill="none" draw:textarea-horizontal-align="center" draw:textarea-vertical-align="middle" fo:padding-top="0.15cm" fo:padding-bottom="0.15cm" fo:padding-left="0.275cm" fo:padding-right="0.275cm" style:protect="size"/>
    </style:style>
    <style:style style:name="gr51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2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3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4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5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6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7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8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9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0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1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2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3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4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5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6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7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8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9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0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1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2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-width="0.275cm" draw:marker-end-center="false" svg:stroke-opacity="100%" draw:stroke-linejoin="round" draw:fill="none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3" style:family="graphic" style:parent-style-name="standard" style:list-style-name="L1">
      <style:graphic-properties draw:stroke="solid" draw:stroke-dash="Dash_20_2" svg:stroke-width="0.05cm" svg:stroke-color="#000000" draw:marker-start="" draw:marker-start-width="0.2cm" draw:marker-start-center="false" draw:marker-end="Symmetric_20_Arrow" draw:marker-end-width="0.2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4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-width="0.275cm" draw:marker-end-center="false" svg:stroke-opacity="100%" draw:stroke-linejoin="round" draw:fill="none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5" style:family="graphic" style:parent-style-name="standard" style:list-style-name="L1">
      <style:graphic-properties draw:stroke="solid" draw:stroke-dash="Dash_20_2" svg:stroke-width="0.05cm" svg:stroke-color="#000000" draw:marker-start="" draw:marker-start-width="0.2cm" draw:marker-start-center="false" draw:marker-end="Symmetric_20_Arrow" draw:marker-end-width="0.2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6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-width="0.275cm" draw:marker-end-center="false" svg:stroke-opacity="100%" draw:stroke-linejoin="round" draw:fill="none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7" style:family="graphic" style:parent-style-name="standard" style:list-style-name="L1">
      <style:graphic-properties draw:stroke="solid" draw:stroke-dash="Dash_20_2" svg:stroke-width="0.05cm" svg:stroke-color="#000000" draw:marker-start="" draw:marker-start-width="0.2cm" draw:marker-start-center="false" draw:marker-end="Symmetric_20_Arrow" draw:marker-end-width="0.2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8" style:family="graphic" style:parent-style-name="standard">
      <style:graphic-properties svg:stroke-width="0cm" draw:marker-start-width="0.125cm" draw:marker-end-width="0.125cm" draw:fill="solid" draw:fill-color="#000000" draw:textarea-vertical-align="middle" draw:auto-grow-height="false" fo:min-height="0.749cm" fo:min-width="0.499cm" fo:padding-top="0.125cm" fo:padding-bottom="0.125cm" fo:padding-left="0.25cm" fo:padding-right="0.25cm" style:protect="size"/>
    </style:style>
    <style:style style:name="gr79" style:family="graphic" style:parent-style-name="standard" style:list-style-name="L1">
      <style:graphic-properties draw:stroke="solid" draw:stroke-dash="Dash_20_2" svg:stroke-width="0.05cm" svg:stroke-color="#000000" draw:marker-start="" draw:marker-start-width="0.225cm" draw:marker-start-center="false" draw:marker-end="" draw:marker-end-width="0.225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0" style:family="graphic" style:parent-style-name="standard" style:list-style-name="L1">
      <style:graphic-properties draw:stroke="solid" draw:stroke-dash="Dash_20_2" svg:stroke-width="0.05cm" svg:stroke-color="#000000" draw:marker-start="" draw:marker-start-width="0.225cm" draw:marker-start-center="false" draw:marker-end="" draw:marker-end-width="0.225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1" style:family="graphic" style:parent-style-name="standard" style:list-style-name="L1">
      <style:graphic-properties draw:stroke="solid" draw:stroke-dash="Dash_20_2" svg:stroke-width="0.05cm" svg:stroke-color="#000000" draw:marker-start="" draw:marker-start-width="0.225cm" draw:marker-start-center="false" draw:marker-end="" draw:marker-end-width="0.225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2" style:family="graphic" style:parent-style-name="objectwithoutfill" style:list-style-name="L1">
      <style:graphic-properties draw:stroke="solid" draw:stroke-dash="Dash_20_2" svg:stroke-width="0.05cm" svg:stroke-color="#000000" draw:marker-start="" draw:marker-start-width="0.16cm" draw:marker-start-center="false" draw:marker-end="" draw:marker-end-width="0.16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3" style:family="graphic" style:parent-style-name="objectwithoutfill" style:list-style-name="L1">
      <style:graphic-properties draw:stroke="solid" draw:stroke-dash="Dash_20_2" svg:stroke-width="0.05cm" svg:stroke-color="#000000" draw:marker-start="" draw:marker-start-width="0.225cm" draw:marker-start-center="false" draw:marker-end-width="0.125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4" style:family="graphic" style:parent-style-name="standard" style:list-style-name="L1">
      <style:graphic-properties draw:stroke="solid" draw:stroke-dash="Dash_20_2" svg:stroke-width="0.05cm" svg:stroke-color="#000000" draw:marker-start="" draw:marker-start-width="0.225cm" draw:marker-start-center="false" draw:marker-end="" draw:marker-end-width="0.225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5" style:family="graphic" style:parent-style-name="standard" style:list-style-name="L1">
      <style:graphic-properties draw:stroke="solid" draw:stroke-dash="Dash_20_2" svg:stroke-width="0.05cm" svg:stroke-color="#000000" draw:marker-start="" draw:marker-start-width="0.225cm" draw:marker-start-center="false" draw:marker-end="" draw:marker-end-width="0.225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6" style:family="graphic" style:parent-style-name="standard" style:list-style-name="L1">
      <style:graphic-properties draw:stroke="solid" draw:stroke-dash="Dash_20_2" svg:stroke-width="0.05cm" svg:stroke-color="#000000" draw:marker-start="" draw:marker-start-width="0.225cm" draw:marker-start-center="false" draw:marker-end="" draw:marker-end-width="0.225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7" style:family="graphic" style:parent-style-name="objectwithoutfill" style:list-style-name="L1">
      <style:graphic-properties draw:stroke="solid" draw:stroke-dash="Dash_20_2" svg:stroke-width="0.05cm" svg:stroke-color="#000000" draw:marker-start="" draw:marker-start-width="0.16cm" draw:marker-start-center="false" draw:marker-end="" draw:marker-end-width="0.16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8" style:family="graphic" style:parent-style-name="objectwithoutfill" style:list-style-name="L1">
      <style:graphic-properties draw:stroke="solid" draw:stroke-dash="Dash_20_2" svg:stroke-width="0.05cm" svg:stroke-color="#000000" draw:marker-start="" draw:marker-start-width="0.225cm" draw:marker-start-center="false" draw:marker-end-width="0.125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9" style:family="graphic" style:parent-style-name="standard" style:list-style-name="L1">
      <style:graphic-properties draw:stroke="solid" draw:stroke-dash="Dash_20_2" svg:stroke-width="0.05cm" svg:stroke-color="#000000" draw:marker-start="" draw:marker-start-width="0.225cm" draw:marker-start-center="false" draw:marker-end="" draw:marker-end-width="0.225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0" style:family="graphic" style:parent-style-name="standard" style:list-style-name="L1">
      <style:graphic-properties draw:stroke="solid" draw:stroke-dash="Dash_20_2" svg:stroke-width="0.05cm" svg:stroke-color="#000000" draw:marker-start="" draw:marker-start-width="0.225cm" draw:marker-start-center="false" draw:marker-end="" draw:marker-end-width="0.225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1" style:family="graphic" style:parent-style-name="standard" style:list-style-name="L1">
      <style:graphic-properties draw:stroke="solid" draw:stroke-dash="Dash_20_2" svg:stroke-width="0.05cm" svg:stroke-color="#000000" draw:marker-start="" draw:marker-start-width="0.225cm" draw:marker-start-center="false" draw:marker-end="" draw:marker-end-width="0.225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2" style:family="graphic" style:parent-style-name="objectwithoutfill" style:list-style-name="L1">
      <style:graphic-properties draw:stroke="solid" draw:stroke-dash="Dash_20_2" svg:stroke-width="0.05cm" svg:stroke-color="#000000" draw:marker-start="" draw:marker-start-width="0.16cm" draw:marker-start-center="false" draw:marker-end="" draw:marker-end-width="0.16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3" style:family="graphic" style:parent-style-name="objectwithoutfill" style:list-style-name="L1">
      <style:graphic-properties draw:stroke="solid" draw:stroke-dash="Dash_20_2" svg:stroke-width="0.05cm" svg:stroke-color="#000000" draw:marker-start="" draw:marker-start-width="0.225cm" draw:marker-start-center="false" draw:marker-end-width="0.125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4" style:family="graphic" style:parent-style-name="standard" style:list-style-name="L1">
      <style:graphic-properties draw:stroke="solid" draw:stroke-dash="Dash_20_2" svg:stroke-width="0.05cm" svg:stroke-color="#000000" draw:marker-start="" draw:marker-start-width="0.225cm" draw:marker-start-center="false" draw:marker-end="" draw:marker-end-width="0.225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5" style:family="graphic" style:parent-style-name="standard" style:list-style-name="L1">
      <style:graphic-properties draw:stroke="solid" draw:stroke-dash="Dash_20_2" svg:stroke-width="0.05cm" svg:stroke-color="#000000" draw:marker-start="" draw:marker-start-width="0.225cm" draw:marker-start-center="false" draw:marker-end="" draw:marker-end-width="0.225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6" style:family="graphic" style:parent-style-name="standard" style:list-style-name="L1">
      <style:graphic-properties draw:stroke="solid" draw:stroke-dash="Dash_20_2" svg:stroke-width="0.05cm" svg:stroke-color="#000000" draw:marker-start="" draw:marker-start-width="0.225cm" draw:marker-start-center="false" draw:marker-end="" draw:marker-end-width="0.225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7" style:family="graphic" style:parent-style-name="objectwithoutfill" style:list-style-name="L1">
      <style:graphic-properties draw:stroke="solid" draw:stroke-dash="Dash_20_2" svg:stroke-width="0.05cm" svg:stroke-color="#000000" draw:marker-start="" draw:marker-start-width="0.16cm" draw:marker-start-center="false" draw:marker-end="" draw:marker-end-width="0.16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8" style:family="graphic" style:parent-style-name="objectwithoutfill" style:list-style-name="L1">
      <style:graphic-properties draw:stroke="solid" draw:stroke-dash="Dash_20_2" svg:stroke-width="0.05cm" svg:stroke-color="#000000" draw:marker-start="" draw:marker-start-width="0.225cm" draw:marker-start-center="false" draw:marker-end-width="0.125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9" style:family="graphic" style:parent-style-name="standard" style:list-style-name="L1">
      <style:graphic-properties draw:stroke="solid" draw:stroke-dash="Dash_20_2" svg:stroke-width="0.05cm" svg:stroke-color="#000000" draw:marker-start="" draw:marker-start-width="0.225cm" draw:marker-start-center="false" draw:marker-end="" draw:marker-end-width="0.225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0" style:family="graphic" style:parent-style-name="standard" style:list-style-name="L1">
      <style:graphic-properties draw:stroke="solid" draw:stroke-dash="Dash_20_2" svg:stroke-width="0.05cm" svg:stroke-color="#000000" draw:marker-start="" draw:marker-start-width="0.225cm" draw:marker-start-center="false" draw:marker-end="" draw:marker-end-width="0.225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1" style:family="graphic" style:parent-style-name="standard" style:list-style-name="L1">
      <style:graphic-properties draw:stroke="solid" draw:stroke-dash="Dash_20_2" svg:stroke-width="0.05cm" svg:stroke-color="#000000" draw:marker-start="" draw:marker-start-width="0.225cm" draw:marker-start-center="false" draw:marker-end="" draw:marker-end-width="0.225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2" style:family="graphic" style:parent-style-name="objectwithoutfill" style:list-style-name="L1">
      <style:graphic-properties draw:stroke="solid" draw:stroke-dash="Dash_20_2" svg:stroke-width="0.05cm" svg:stroke-color="#000000" draw:marker-start="" draw:marker-start-width="0.16cm" draw:marker-start-center="false" draw:marker-end="" draw:marker-end-width="0.16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3" style:family="graphic" style:parent-style-name="objectwithoutfill" style:list-style-name="L1">
      <style:graphic-properties draw:stroke="solid" draw:stroke-dash="Dash_20_2" svg:stroke-width="0.05cm" svg:stroke-color="#000000" draw:marker-start="" draw:marker-start-width="0.225cm" draw:marker-start-center="false" draw:marker-end-width="0.125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4" style:family="graphic" style:parent-style-name="standard" style:list-style-name="L1">
      <style:graphic-properties draw:stroke="solid" draw:stroke-dash="Dash_20_2" svg:stroke-width="0.05cm" svg:stroke-color="#000000" draw:marker-start="" draw:marker-start-width="0.225cm" draw:marker-start-center="false" draw:marker-end="" draw:marker-end-width="0.225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5" style:family="graphic" style:parent-style-name="standard" style:list-style-name="L1">
      <style:graphic-properties draw:stroke="solid" draw:stroke-dash="Dash_20_2" svg:stroke-width="0.05cm" svg:stroke-color="#000000" draw:marker-start="" draw:marker-start-width="0.225cm" draw:marker-start-center="false" draw:marker-end="" draw:marker-end-width="0.225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6" style:family="graphic" style:parent-style-name="standard" style:list-style-name="L1">
      <style:graphic-properties draw:stroke="solid" draw:stroke-dash="Dash_20_2" svg:stroke-width="0.05cm" svg:stroke-color="#000000" draw:marker-start="" draw:marker-start-width="0.225cm" draw:marker-start-center="false" draw:marker-end="" draw:marker-end-width="0.225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7" style:family="graphic" style:parent-style-name="objectwithoutfill" style:list-style-name="L1">
      <style:graphic-properties draw:stroke="solid" draw:stroke-dash="Dash_20_2" svg:stroke-width="0.05cm" svg:stroke-color="#000000" draw:marker-start="" draw:marker-start-width="0.16cm" draw:marker-start-center="false" draw:marker-end="Symmetric_20_Arrow" draw:marker-end-width="0.16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8" style:family="graphic" style:parent-style-name="objectwithoutfill" style:list-style-name="L1">
      <style:graphic-properties draw:stroke="solid" draw:stroke-dash="Dash_20_2" svg:stroke-width="0.05cm" svg:stroke-color="#000000" draw:marker-start="" draw:marker-start-width="0.225cm" draw:marker-start-center="false" draw:marker-end-width="0.125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9" style:family="graphic" style:parent-style-name="standard" style:list-style-name="L1">
      <style:graphic-properties draw:stroke="solid" draw:stroke-dash="Dash_20_2" svg:stroke-width="0.05cm" svg:stroke-color="#000000" draw:marker-start="" draw:marker-start-width="0.225cm" draw:marker-start-center="false" draw:marker-end="" draw:marker-end-width="0.225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0" style:family="graphic" style:parent-style-name="standard" style:list-style-name="L1">
      <style:graphic-properties draw:stroke="solid" draw:stroke-dash="Dash_20_2" svg:stroke-width="0.05cm" svg:stroke-color="#000000" draw:marker-start="" draw:marker-start-width="0.225cm" draw:marker-start-center="false" draw:marker-end="" draw:marker-end-width="0.225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1" style:family="graphic" style:parent-style-name="standard" style:list-style-name="L1">
      <style:graphic-properties draw:stroke="solid" draw:stroke-dash="Dash_20_2" svg:stroke-width="0.05cm" svg:stroke-color="#000000" draw:marker-start="" draw:marker-start-width="0.225cm" draw:marker-start-center="false" draw:marker-end="" draw:marker-end-width="0.225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2" style:family="graphic" style:parent-style-name="objectwithoutfill" style:list-style-name="L1">
      <style:graphic-properties draw:stroke="solid" draw:stroke-dash="Dash_20_2" svg:stroke-width="0.05cm" svg:stroke-color="#000000" draw:marker-start="" draw:marker-start-width="0.16cm" draw:marker-start-center="false" draw:marker-end="Symmetric_20_Arrow" draw:marker-end-width="0.16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3" style:family="graphic" style:parent-style-name="objectwithoutfill" style:list-style-name="L1">
      <style:graphic-properties draw:stroke="solid" draw:stroke-dash="Dash_20_2" svg:stroke-width="0.05cm" svg:stroke-color="#000000" draw:marker-start="" draw:marker-start-width="0.225cm" draw:marker-start-center="false" draw:marker-end-width="0.125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4" style:family="graphic" style:parent-style-name="standard">
      <style:graphic-properties draw:stroke="solid" svg:stroke-width="0.05cm" svg:stroke-color="#000000" draw:marker-start="" draw:marker-start-width="0.125cm" draw:marker-start-center="false" draw:marker-end="" draw:marker-end-width="0.125cm" draw:marker-end-center="false" draw:stroke-linejoin="miter" draw:fill="solid" draw:fill-color="#000000" draw:textarea-horizontal-align="justify" draw:textarea-vertical-align="middle" draw:auto-grow-height="false" fo:min-height="0cm" fo:min-width="0cm" fo:padding-top="0.15cm" fo:padding-bottom="0.15cm" fo:padding-left="0.275cm" fo:padding-right="0.275cm" draw:shadow="hidden" draw:shadow-offset-x="0.3cm" draw:shadow-offset-y="0.3cm" draw:shadow-color="#808080" style:protect="size"/>
    </style:style>
    <style:style style:name="gr115" style:family="graphic" style:parent-style-name="standard">
      <style:graphic-properties svg:stroke-width="0.15cm" draw:marker-start-width="0.275cm" draw:marker-end-width="0.275cm" draw:textarea-horizontal-align="center" draw:textarea-vertical-align="middle" fo:padding-top="0.2cm" fo:padding-bottom="0.2cm" fo:padding-left="0.325cm" fo:padding-right="0.325cm" style:protect="size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1.65cm" fo:min-width="17.4cm"/>
    </style:style>
    <style:style style:name="gr117" style:family="graphic" style:parent-style-name="standard">
      <style:graphic-properties svg:stroke-width="0.05cm" draw:marker-start-width="0.268cm" draw:marker-end-width="0.268cm" draw:textarea-horizontal-align="center" draw:textarea-vertical-align="middle" fo:padding-top="0.15cm" fo:padding-bottom="0.15cm" fo:padding-left="0.275cm" fo:padding-right="0.275cm"/>
    </style:style>
    <style:style style:name="gr118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9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0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1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2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3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4" style:family="graphic" style:parent-style-name="objectwithoutfill">
      <style:graphic-properties svg:stroke-width="0.05cm" draw:marker-end="Symmetric_20_Arrow" draw:marker-end-width="0.15cm" draw:fill="none" draw:textarea-horizontal-align="center" draw:textarea-vertical-align="middle" fo:padding-top="0.15cm" fo:padding-bottom="0.15cm" fo:padding-left="0.275cm" fo:padding-right="0.275cm"/>
    </style:style>
    <style:style style:name="gr125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6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7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8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9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0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1" style:family="graphic" style:parent-style-name="objectwithoutfill">
      <style:graphic-properties svg:stroke-width="0.05cm" draw:marker-end="Symmetric_20_Arrow" draw:marker-end-width="0.2cm" draw:marker-end-center="true" draw:fill="none" draw:textarea-horizontal-align="center" draw:textarea-vertical-align="middle" fo:padding-top="0.15cm" fo:padding-bottom="0.15cm" fo:padding-left="0.275cm" fo:padding-right="0.275cm"/>
    </style:style>
    <style:style style:name="gr132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3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4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5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6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7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Book Antiqua'" style:font-style-name="Italic" style:font-family-generic="roman" style:font-pitch="variable" fo:font-size="10pt" fo:font-style="italic" style:font-size-asian="18pt" style:font-size-complex="18pt"/>
    </style:style>
    <style:style style:name="P4" style:family="paragraph">
      <style:paragraph-properties fo:margin-left="0cm" fo:margin-right="0cm" fo:text-indent="0cm"/>
      <style:text-properties fo:font-family="'Book Antiqua'" style:font-style-name="Italic" style:font-family-generic="roman" style:font-pitch="variable" fo:font-size="2pt" fo:font-style="italic" style:font-size-asian="2pt" style:font-size-complex="2pt"/>
    </style:style>
    <style:style style:name="P5" style:family="paragraph">
      <style:paragraph-properties fo:text-align="center"/>
      <style:text-properties fo:font-size="2pt" style:font-size-asian="2pt" style:font-size-complex="2pt"/>
    </style:style>
    <style:style style:name="P6" style:family="paragraph">
      <style:paragraph-properties fo:margin-left="0cm" fo:margin-right="0cm" fo:text-indent="0cm"/>
      <style:text-properties fo:font-family="'Book Antiqua'" style:font-style-name="Italic" style:font-family-generic="roman" style:font-pitch="variable" fo:font-size="14pt" fo:font-style="italic" style:font-size-asian="18pt" style:font-size-complex="18pt"/>
    </style:style>
    <style:style style:name="P7" style:family="paragraph">
      <style:paragraph-properties text:enable-numbering="false"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8" style:family="paragraph">
      <style:paragraph-properties text:enable-numbering="false"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nl" fo:country="NL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9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P10" style:family="paragraph">
      <style:paragraph-properties fo:margin-left="0cm" fo:margin-right="0cm" fo:text-indent="0cm"/>
      <style:text-properties fo:color="#800000" fo:font-size="10pt" style:font-size-asian="10pt" style:font-size-complex="10pt"/>
    </style:style>
    <style:style style:name="P11" style:family="paragraph">
      <style:paragraph-properties fo:margin-left="0cm" fo:margin-right="0cm" fo:text-indent="0cm"/>
      <style:text-properties fo:font-family="'URW Palladio L'" style:font-pitch="variable" fo:font-size="14pt" fo:font-style="italic" style:font-size-asian="18pt" style:font-size-complex="18pt"/>
    </style:style>
    <style:style style:name="P12" style:family="paragraph">
      <style:paragraph-properties fo:margin-left="0cm" fo:margin-right="0cm" fo:text-indent="0cm"/>
      <style:text-properties fo:font-family="'URW Palladio L'" style:font-pitch="variable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family="'Book Antiqua'" style:font-style-name="Italic" style:font-family-generic="roman" style:font-pitch="variable" fo:font-size="10pt" fo:font-style="italic" style:font-size-asian="18pt" style:font-size-complex="18pt"/>
    </style:style>
    <style:style style:name="T2" style:family="text">
      <style:text-properties fo:font-family="'Book Antiqua'" style:font-style-name="Italic" style:font-family-generic="roman" style:font-pitch="variable" fo:font-size="14pt" fo:font-style="italic" style:font-size-asian="18pt" style:font-size-complex="18pt"/>
    </style:style>
    <style:style style:name="T3" style:family="text">
      <style:text-properties style:text-position="-33% 58%" fo:font-family="'Book Antiqua'" style:font-style-name="Italic" style:font-family-generic="roman" style:font-pitch="variable" fo:font-size="14pt" fo:font-style="italic" style:font-size-asian="18pt" style:font-size-complex="18pt"/>
    </style:style>
    <style:style style:name="T4" style:family="text">
      <style:text-properties fo:font-family="'Book Antiqua'" style:font-style-name="Italic" style:font-family-generic="roman" style:font-pitch="variable" fo:font-size="10pt" fo:font-style="normal" style:font-size-asian="18pt" style:font-size-complex="18pt"/>
    </style:style>
    <style:style style:name="T5" style:family="text">
      <style:text-properties fo:color="#800000" fo:font-size="10pt" style:font-size-asian="10pt" style:font-size-complex="10pt"/>
    </style:style>
    <style:style style:name="T6" style:family="text">
      <style:text-properties fo:font-family="'URW Palladio L'" style:font-pitch="variable" fo:font-size="14pt" fo:font-style="italic" style:font-size-asian="18pt" style:font-size-complex="18pt"/>
    </style:style>
    <style:style style:name="T7" style:family="text">
      <style:text-properties style:text-position="-33% 58%" fo:font-family="'URW Palladio L'" style:font-pitch="variable" fo:font-size="14pt" fo:font-style="italic" style:font-size-asian="18pt" style:font-size-complex="18pt"/>
    </style:style>
    <style:style style:name="T8" style:family="text">
      <style:text-properties style:text-position="0% 100%" fo:font-family="'URW Palladio L'" style:font-pitch="variable" fo:font-size="14pt" fo:font-style="italic" style:font-size-asian="18pt" style:font-size-complex="18pt"/>
    </style:style>
    <style:style style:name="T9" style:family="text">
      <style:text-properties fo:font-family="'URW Palladio L'" style:font-pitch="variable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0.4cm" svg:height="1.2cm" svg:x="11.3cm" svg:y="4.9cm">
          <text:p/>
        </draw:rect>
        <draw:frame draw:style-name="gr2" draw:text-style-name="P3" draw:layer="layout" svg:width="0.866cm" svg:height="0.412cm" svg:x="10.733cm" svg:y="7.058cm">
          <draw:text-box>
            <text:p text:style-name="P2"><text:span text:style-name="T1">node</text:span></text:p>
          </draw:text-box>
        </draw:frame>
        <draw:g draw:style-name="gr3">
          <draw:frame draw:style-name="gr4" draw:text-style-name="P4" draw:layer="layout" svg:width="0.7cm" svg:height="0.8cm" svg:x="10.8cm" svg:y="7.7cm">
            <draw:text-box>
              <text:p text:style-name="P2"><text:span text:style-name="T2">i</text:span><text:span text:style-name="T3">2</text:span></text:p>
            </draw:text-box>
          </draw:frame>
          <draw:line draw:style-name="gr5" draw:text-style-name="P5" draw:layer="layout" svg:x1="10.8cm" svg:y1="7.8cm" svg:x2="10.8cm" svg:y2="8.4cm">
            <text:p/>
          </draw:line>
        </draw:g>
        <draw:frame draw:style-name="gr4" draw:text-style-name="P3" draw:layer="layout" svg:width="1cm" svg:height="0.8cm" svg:x="3.5cm" svg:y="5.3cm">
          <draw:text-box>
            <text:p text:style-name="P2"><text:span text:style-name="T4">Mx</text:span></text:p>
          </draw:text-box>
        </draw:frame>
        <draw:frame draw:style-name="gr4" draw:text-style-name="P6" draw:layer="layout" svg:width="1cm" svg:height="0.8cm" svg:x="12.1cm" svg:y="8.2cm">
          <draw:text-box>
            <text:p text:style-name="P2"><text:span text:style-name="T2">Z</text:span><text:span text:style-name="T3">abc</text:span></text:p>
          </draw:text-box>
        </draw:frame>
        <draw:frame draw:style-name="gr4" draw:text-style-name="P6" draw:layer="layout" svg:width="1cm" svg:height="0.8cm" svg:x="12.1cm" svg:y="7.2cm">
          <draw:text-box>
            <text:p text:style-name="P2"><text:span text:style-name="T2">v</text:span><text:span text:style-name="T3">test</text:span></text:p>
          </draw:text-box>
        </draw:frame>
        <draw:g draw:style-name="gr3">
          <draw:circle draw:style-name="gr6" draw:text-style-name="P1" draw:layer="layout" svg:width="1cm" svg:height="1cm" svg:x="12.1cm" svg:y="5.1cm">
            <text:p/>
          </draw:circle>
          <draw:path draw:style-name="gr7" draw:text-style-name="P1" draw:layer="layout" svg:width="0.665cm" svg:height="0.375cm" svg:x="12.267cm" svg:y="5.436cm" svg:viewBox="0 0 666 376" svg:d="m0 188c83-251 250-251 333 0s250 250 333 0">
            <text:p/>
          </draw:path>
        </draw:g>
        <draw:g draw:style-name="gr3">
          <draw:line draw:style-name="gr8" draw:text-style-name="P7" draw:layer="layout" svg:x1="5.3cm" svg:y1="8.4cm" svg:x2="5.7cm" svg:y2="8.4cm">
            <text:p/>
          </draw:line>
          <draw:line draw:style-name="gr9" draw:text-style-name="P7" draw:layer="layout" svg:x1="5.2cm" svg:y1="8.3cm" svg:x2="5.8cm" svg:y2="8.3cm">
            <text:p/>
          </draw:line>
          <draw:line draw:style-name="gr10" draw:text-style-name="P7" draw:layer="layout" svg:x1="5.4cm" svg:y1="8.5cm" svg:x2="5.6cm" svg:y2="8.5cm">
            <text:p/>
          </draw:line>
        </draw:g>
        <draw:custom-shape draw:style-name="gr11" draw:text-style-name="P1" draw:layer="layout" svg:width="0.2cm" svg:height="0.2cm" svg:x="4.4cm" svg:y="8.3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g draw:style-name="gr3">
          <draw:circle draw:style-name="gr6" draw:text-style-name="P1" draw:layer="layout" svg:width="1cm" svg:height="1cm" svg:x="13.5cm" svg:y="4.5cm">
            <text:p/>
          </draw:circle>
          <draw:line draw:style-name="gr5" draw:text-style-name="P1" draw:layer="layout" svg:x1="14cm" svg:y1="4.7cm" svg:x2="14cm" svg:y2="5.3cm">
            <text:p/>
          </draw:line>
        </draw:g>
        <draw:frame draw:style-name="gr4" draw:text-style-name="P6" draw:layer="layout" svg:width="1cm" svg:height="0.8cm" svg:x="12.1cm" svg:y="6.3cm">
          <draw:text-box>
            <text:p text:style-name="P2"><text:span text:style-name="T2">I</text:span><text:span text:style-name="T3">L</text:span></text:p>
          </draw:text-box>
        </draw:frame>
        <draw:g draw:style-name="gr3">
          <draw:custom-shape draw:style-name="gr12" draw:text-style-name="P7" draw:layer="layout" svg:width="1cm" svg:height="1cm" svg:x="13.5cm" svg:y="7.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13" draw:text-style-name="P7" draw:layer="layout" svg:x1="14cm" svg:y1="8.1cm" svg:x2="14cm" svg:y2="8.5cm">
            <text:p/>
          </draw:line>
        </draw:g>
        <draw:g draw:style-name="gr3">
          <draw:line draw:style-name="gr14" draw:text-style-name="P7" draw:layer="layout" svg:x1="14cm" svg:y1="7cm" svg:x2="14cm" svg:y2="7.2cm">
            <text:p/>
          </draw:line>
          <draw:line draw:style-name="gr15" draw:text-style-name="P7" draw:layer="layout" svg:x1="13.9cm" svg:y1="7.1cm" svg:x2="14.1cm" svg:y2="7.1cm">
            <text:p/>
          </draw:line>
          <draw:custom-shape draw:style-name="gr16" draw:text-style-name="P7" draw:layer="layout" svg:width="1cm" svg:height="1cm" svg:x="13.5cm" svg:y="6.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17" draw:text-style-name="P7" draw:layer="layout" svg:x1="13.9cm" svg:y1="7.4cm" svg:x2="14.1cm" svg:y2="7.4cm">
            <text:p/>
          </draw:line>
        </draw:g>
        <draw:g draw:style-name="gr3">
          <draw:circle draw:style-name="gr6" draw:text-style-name="P1" draw:layer="layout" svg:width="1cm" svg:height="1cm" draw:transform="rotate (1.5707963267946) translate (14.6cm 6.6cm)">
            <text:p/>
          </draw:circle>
          <draw:line draw:style-name="gr18" draw:text-style-name="P7" draw:layer="layout" svg:x1="14.9cm" svg:y1="6.1cm" svg:x2="15.1cm" svg:y2="6.1cm">
            <text:p/>
          </draw:line>
          <draw:line draw:style-name="gr19" draw:text-style-name="P7" draw:layer="layout" svg:x1="15cm" svg:y1="6.2cm" svg:x2="15cm" svg:y2="6cm">
            <text:p/>
          </draw:line>
          <draw:line draw:style-name="gr20" draw:text-style-name="P7" draw:layer="layout" svg:x1="15.3cm" svg:y1="6.2cm" svg:x2="15.3cm" svg:y2="6cm">
            <text:p/>
          </draw:line>
        </draw:g>
        <draw:g draw:style-name="gr3">
          <draw:line draw:style-name="gr21" draw:text-style-name="P1" draw:layer="layout" svg:x1="10cm" svg:y1="5.7cm" svg:x2="10.6cm" svg:y2="5.7cm">
            <text:p/>
          </draw:line>
          <draw:line draw:style-name="gr21" draw:text-style-name="P1" draw:layer="layout" svg:x1="10cm" svg:y1="5.5cm" svg:x2="10.6cm" svg:y2="5.5cm">
            <text:p/>
          </draw:line>
        </draw:g>
        <draw:g draw:style-name="gr3">
          <draw:polygon draw:style-name="gr22" draw:text-style-name="P1" draw:layer="layout" svg:width="0.499cm" svg:height="0.499cm" draw:transform="rotate (-1.57079632679579) translate (6.99999999999867cm 7.94999999999715cm)" svg:viewBox="0 0 500 500" draw:points="250,-14000 500,-13500 0,-13500">
            <text:p/>
          </draw:polygon>
          <draw:line draw:style-name="gr23" draw:text-style-name="P1" draw:layer="layout" svg:x1="7cm" svg:y1="7.901cm" svg:x2="7cm" svg:y2="8.5cm">
            <text:p/>
          </draw:line>
        </draw:g>
        <draw:g draw:style-name="gr3">
          <draw:line draw:style-name="gr24" draw:text-style-name="P8" draw:layer="layout" svg:x1="2.2cm" svg:y1="4.5cm" svg:x2="2.2cm" svg:y2="5.5cm">
            <text:p/>
          </draw:line>
          <draw:line draw:style-name="gr25" draw:text-style-name="P8" draw:layer="layout" svg:x1="2.1cm" svg:y1="4.7cm" svg:x2="2.1cm" svg:y2="5.3cm">
            <text:p/>
          </draw:line>
          <draw:line draw:style-name="gr26" draw:text-style-name="P8" draw:layer="layout" svg:x1="2cm" svg:y1="5cm" svg:x2="2.1cm" svg:y2="5cm">
            <text:p/>
          </draw:line>
          <draw:polyline draw:style-name="gr27" draw:text-style-name="P8" draw:layer="layout" svg:width="0.299cm" svg:height="0.199cm" svg:x="2.2cm" svg:y="4.5cm" svg:viewBox="0 0 300 200" draw:points="300,0 300,200 0,200">
            <text:p/>
          </draw:polyline>
          <draw:polyline draw:style-name="gr28" draw:text-style-name="P8" draw:layer="layout" svg:width="-0.299cm" svg:height="-0.199cm" svg:x="2.5cm" svg:y="5.5cm" svg:viewBox="0 0 -300 -200" draw:points="0,-11000 0,-10800 300,-10800">
            <text:p/>
          </draw:polyline>
        </draw:g>
        <draw:g draw:style-name="gr3">
          <draw:polyline draw:style-name="gr29" draw:text-style-name="P8" draw:layer="layout" svg:width="0.299cm" svg:height="0.199cm" draw:transform="rotate (1.5707963267946) translate (2.8cm 4.50000000000456cm)" svg:viewBox="0 0 300 200" draw:points="0,5600 0,5800 300,5800">
            <text:p/>
          </draw:polyline>
          <draw:polyline draw:style-name="gr30" draw:text-style-name="P8" draw:layer="layout" svg:width="0.299cm" svg:height="0.199cm" draw:transform="rotate (-1.57079632679579) translate (3.79999999999829cm 4.19999999999886cm)" svg:viewBox="0 0 300 200" draw:points="300,-7600 300,-7400 0,-7400">
            <text:p/>
          </draw:polyline>
          <draw:line draw:style-name="gr31" draw:text-style-name="P8" draw:layer="layout" svg:x1="2.9cm" svg:y1="4.2cm" svg:x2="3.7cm" svg:y2="4.2cm">
            <text:p/>
          </draw:line>
          <draw:line draw:style-name="gr32" draw:text-style-name="P8" draw:layer="layout" svg:x1="3cm" svg:y1="4.1cm" svg:x2="3.6cm" svg:y2="4.1cm">
            <text:p/>
          </draw:line>
          <draw:line draw:style-name="gr33" draw:text-style-name="P8" draw:layer="layout" svg:x1="3.3cm" svg:y1="4cm" svg:x2="3.3cm" svg:y2="4.1cm">
            <text:p/>
          </draw:line>
        </draw:g>
        <draw:g draw:style-name="gr3">
          <draw:line draw:style-name="gr34" draw:text-style-name="P8" draw:layer="layout" svg:x1="4.2cm" svg:y1="4.2cm" svg:x2="5.2cm" svg:y2="4.2cm">
            <text:p/>
          </draw:line>
          <draw:line draw:style-name="gr35" draw:text-style-name="P8" draw:layer="layout" svg:x1="4.4cm" svg:y1="4.1cm" svg:x2="5cm" svg:y2="4.1cm">
            <text:p/>
          </draw:line>
          <draw:line draw:style-name="gr36" draw:text-style-name="P8" draw:layer="layout" svg:x1="4.7cm" svg:y1="4cm" svg:x2="4.7cm" svg:y2="4.1cm">
            <text:p/>
          </draw:line>
          <draw:polyline draw:style-name="gr37" draw:text-style-name="P8" draw:layer="layout" svg:width="0.299cm" svg:height="0.199cm" draw:transform="rotate (1.5707963267946) translate (4.2cm 4.50000000000456cm)" svg:viewBox="0 0 300 200" draw:points="0,8400 0,8600 300,8600">
            <text:p/>
          </draw:polyline>
          <draw:polyline draw:style-name="gr38" draw:text-style-name="P8" draw:layer="layout" svg:width="0.299cm" svg:height="0.199cm" draw:transform="rotate (-1.57079632679579) translate (5.19999999999829cm 4.19999999999886cm)" svg:viewBox="0 0 300 200" draw:points="300,-10400 300,-10200 0,-10200">
            <text:p/>
          </draw:polyline>
        </draw:g>
        <draw:g draw:style-name="gr3">
          <draw:line draw:style-name="gr39" draw:text-style-name="P8" draw:layer="layout" svg:x1="2.2cm" svg:y1="5.8cm" svg:x2="2.2cm" svg:y2="6.8cm">
            <text:p/>
          </draw:line>
          <draw:line draw:style-name="gr40" draw:text-style-name="P8" draw:layer="layout" svg:x1="2.1cm" svg:y1="6cm" svg:x2="2.1cm" svg:y2="6.6cm">
            <text:p/>
          </draw:line>
          <draw:line draw:style-name="gr41" draw:text-style-name="P8" draw:layer="layout" svg:x1="2cm" svg:y1="6.3cm" svg:x2="2.1cm" svg:y2="6.3cm">
            <text:p/>
          </draw:line>
          <draw:polyline draw:style-name="gr42" draw:text-style-name="P8" draw:layer="layout" svg:width="0.299cm" svg:height="0.199cm" svg:x="2.2cm" svg:y="5.8cm" svg:viewBox="0 0 300 200" draw:points="300,0 300,200 0,200">
            <text:p/>
          </draw:polyline>
          <draw:polyline draw:style-name="gr43" draw:text-style-name="P8" draw:layer="layout" svg:width="-0.299cm" svg:height="-0.199cm" svg:x="2.5cm" svg:y="6.8cm" svg:viewBox="0 0 -300 -200" draw:points="0,-13600 0,-13400 300,-13400">
            <text:p/>
          </draw:polyline>
          <draw:line draw:style-name="gr44" draw:text-style-name="P1" draw:layer="layout" svg:x1="2.2cm" svg:y1="6.6cm" svg:x2="2.5cm" svg:y2="6.6cm">
            <text:p/>
          </draw:line>
        </draw:g>
        <draw:g draw:style-name="gr3">
          <draw:line draw:style-name="gr45" draw:text-style-name="P8" draw:layer="layout" svg:x1="5.8cm" svg:y1="4.5cm" svg:x2="5.8cm" svg:y2="5.5cm">
            <text:p/>
          </draw:line>
          <draw:line draw:style-name="gr46" draw:text-style-name="P8" draw:layer="layout" svg:x1="5.9cm" svg:y1="4.7cm" svg:x2="5.9cm" svg:y2="5.3cm">
            <text:p/>
          </draw:line>
          <draw:line draw:style-name="gr47" draw:text-style-name="P8" draw:layer="layout" svg:x1="6cm" svg:y1="5cm" svg:x2="5.9cm" svg:y2="5cm">
            <text:p/>
          </draw:line>
          <draw:polyline draw:style-name="gr48" draw:text-style-name="P8" draw:layer="layout" svg:width="0.299cm" svg:height="0.199cm" svg:x="5.5cm" svg:y="4.5cm" svg:viewBox="0 0 300 200" draw:points="0,0 0,200 300,200">
            <text:p/>
          </draw:polyline>
          <draw:polyline draw:style-name="gr49" draw:text-style-name="P8" draw:layer="layout" svg:width="-0.299cm" svg:height="-0.199cm" svg:x="5.8cm" svg:y="5.5cm" svg:viewBox="0 0 -300 -200" draw:points="300,-11000 300,-10800 0,-10800">
            <text:p/>
          </draw:polyline>
        </draw:g>
        <draw:polyline draw:style-name="gr50" draw:text-style-name="P1" draw:layer="layout" svg:width="0.399cm" svg:height="1.999cm" draw:transform="rotate (-1.57079632679579) translate (8.49999999999886cm 4.29999999999265cm)" svg:viewBox="0 0 400 2000" draw:points="200,-17000 200,-16600 0,-16500 400,-16300 0,-16100 400,-15900 0,-15700 400,-15500 200,-15400 200,-15000">
          <text:p/>
        </draw:polyline>
        <draw:polyline draw:style-name="gr50" draw:text-style-name="P1" draw:layer="layout" svg:width="0.399cm" svg:height="1.999cm" svg:x="6.6cm" svg:y="5.5cm" svg:viewBox="0 0 400 2000" draw:points="200,0 200,400 0,500 400,700 0,900 400,1100 0,1300 400,1500 200,1600 200,2000">
          <text:p/>
        </draw:polyline>
        <draw:polyline draw:style-name="gr50" draw:text-style-name="P1" draw:layer="layout" svg:width="0.399cm" svg:height="1.599cm" draw:transform="rotate (-1.57079632679579) translate (8.49999999999886cm 4.99999999999487cm)" svg:viewBox="0 0 400 1600" draw:points="200,-17000 200,-16600 0,-16500 400,-16300 0,-16100 400,-15900 200,-15800 200,-15400">
          <text:p/>
        </draw:polyline>
        <draw:polyline draw:style-name="gr50" draw:text-style-name="P1" draw:layer="layout" svg:width="0.399cm" svg:height="1.599cm" svg:x="7.8cm" svg:y="5.9cm" svg:viewBox="0 0 400 1600" draw:points="200,0 200,400 0,500 400,700 0,900 400,1100 200,1200 200,1600">
          <text:p/>
        </draw:polyline>
        <draw:path draw:style-name="gr50" draw:text-style-name="P1" draw:layer="layout" svg:width="1.999cm" svg:height="0.224cm" draw:transform="rotate (1.5707963267946) translate (8.80000000000901cm 7.50000000000513cm)" svg:viewBox="0 0 2000 225" svg:d="m0 17825h200c0-300 400-300 400 0 0-300 400-300 400 0 0-300 400-300 400 0 0-300 400-300 400 0h200">
          <text:p/>
        </draw:path>
        <draw:path draw:style-name="gr50" draw:text-style-name="P1" draw:layer="layout" svg:width="1.999cm" svg:height="0.224cm" draw:transform="rotate (-1.57079632679579) translate (9.69999999999772cm 5.49999999999867cm)" svg:viewBox="0 0 2000 225" svg:d="m2000-19175h-200c0-300-400-300-400 0 0-300-400-300-400 0 0-300-400-300-400 0 0-300-400-300-400 0h-200">
          <text:p/>
        </draw:path>
        <draw:g draw:style-name="gr3">
          <draw:line draw:style-name="gr21" draw:text-style-name="P1" draw:layer="layout" svg:x1="10.4cm" svg:y1="6.9cm" svg:x2="10.4cm" svg:y2="6.3cm">
            <text:p/>
          </draw:line>
          <draw:line draw:style-name="gr21" draw:text-style-name="P1" draw:layer="layout" svg:x1="10.2cm" svg:y1="6.9cm" svg:x2="10.2cm" svg:y2="6.3cm">
            <text:p/>
          </draw:line>
        </draw:g>
        <draw:rect draw:style-name="gr1" draw:text-style-name="P1" draw:layer="layout" svg:width="0.4cm" svg:height="1.2cm" draw:transform="rotate (1.5707963267946) translate (11.3cm 4.7cm)">
          <text:p/>
        </draw:rect>
        <draw:g draw:style-name="gr3">
          <draw:circle draw:style-name="gr6" draw:text-style-name="P1" draw:layer="layout" svg:width="1cm" svg:height="1cm" draw:transform="rotate (1.5707963267946) translate (14.6cm 5.5cm)">
            <text:p/>
          </draw:circle>
          <draw:line draw:style-name="gr5" draw:text-style-name="P1" draw:layer="layout" svg:x1="14.8cm" svg:y1="5cm" svg:x2="15.4cm" svg:y2="5cm">
            <text:p/>
          </draw:line>
        </draw:g>
        <draw:g draw:style-name="gr3">
          <draw:circle draw:style-name="gr6" draw:text-style-name="P1" draw:layer="layout" svg:width="-1cm" svg:height="-1cm" svg:x="16.7cm" svg:y="5.5cm">
            <text:p/>
          </draw:circle>
          <draw:line draw:style-name="gr5" draw:text-style-name="P1" draw:layer="layout" svg:x1="16.2cm" svg:y1="5.3cm" svg:x2="16.2cm" svg:y2="4.7cm">
            <text:p/>
          </draw:line>
        </draw:g>
        <draw:g draw:style-name="gr3">
          <draw:circle draw:style-name="gr6" draw:text-style-name="P1" draw:layer="layout" svg:width="1cm" svg:height="1cm" draw:transform="rotate (-1.57079632679579) translate (17.8cm 4.5cm)">
            <text:p/>
          </draw:circle>
          <draw:line draw:style-name="gr5" draw:text-style-name="P1" draw:layer="layout" svg:x1="17.6cm" svg:y1="5cm" svg:x2="17cm" svg:y2="5cm">
            <text:p/>
          </draw:line>
        </draw:g>
        <draw:g draw:style-name="gr3">
          <draw:line draw:style-name="gr51" draw:text-style-name="P7" draw:layer="layout" svg:x1="14.9cm" svg:y1="7.2cm" svg:x2="15.1cm" svg:y2="7.2cm">
            <text:p/>
          </draw:line>
          <draw:line draw:style-name="gr52" draw:text-style-name="P7" draw:layer="layout" svg:x1="15cm" svg:y1="7.3cm" svg:x2="15cm" svg:y2="7.1cm">
            <text:p/>
          </draw:line>
          <draw:custom-shape draw:style-name="gr53" draw:text-style-name="P7" draw:layer="layout" svg:width="1cm" svg:height="1cm" draw:transform="rotate (1.5707963267946) translate (14.6cm 7.7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54" draw:text-style-name="P7" draw:layer="layout" svg:x1="15.3cm" svg:y1="7.3cm" svg:x2="15.3cm" svg:y2="7.1cm">
            <text:p/>
          </draw:line>
        </draw:g>
        <draw:g draw:style-name="gr3">
          <draw:line draw:style-name="gr55" draw:text-style-name="P7" draw:layer="layout" svg:x1="16.2cm" svg:y1="7.4cm" svg:x2="16.2cm" svg:y2="7.2cm">
            <text:p/>
          </draw:line>
          <draw:line draw:style-name="gr56" draw:text-style-name="P7" draw:layer="layout" svg:x1="16.3cm" svg:y1="7.3cm" svg:x2="16.1cm" svg:y2="7.3cm">
            <text:p/>
          </draw:line>
          <draw:custom-shape draw:style-name="gr57" draw:text-style-name="P7" draw:layer="layout" svg:width="-1cm" svg:height="-1cm" svg:x="16.7cm" svg:y="7.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58" draw:text-style-name="P7" draw:layer="layout" svg:x1="16.3cm" svg:y1="7cm" svg:x2="16.1cm" svg:y2="7cm">
            <text:p/>
          </draw:line>
        </draw:g>
        <draw:g draw:style-name="gr3">
          <draw:line draw:style-name="gr59" draw:text-style-name="P7" draw:layer="layout" svg:x1="17.5cm" svg:y1="7.2cm" svg:x2="17.3cm" svg:y2="7.2cm">
            <text:p/>
          </draw:line>
          <draw:line draw:style-name="gr60" draw:text-style-name="P7" draw:layer="layout" svg:x1="17.4cm" svg:y1="7.1cm" svg:x2="17.4cm" svg:y2="7.3cm">
            <text:p/>
          </draw:line>
          <draw:custom-shape draw:style-name="gr61" draw:text-style-name="P7" draw:layer="layout" svg:width="1cm" svg:height="1cm" draw:transform="rotate (-1.57079632679579) translate (17.8cm 6.7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62" draw:text-style-name="P7" draw:layer="layout" svg:x1="17.1cm" svg:y1="7.1cm" svg:x2="17.1cm" svg:y2="7.3cm">
            <text:p/>
          </draw:line>
        </draw:g>
        <draw:g draw:style-name="gr3">
          <draw:circle draw:style-name="gr6" draw:text-style-name="P1" draw:layer="layout" svg:width="1cm" svg:height="1cm" svg:x="13.5cm" svg:y="5.6cm">
            <text:p/>
          </draw:circle>
          <draw:line draw:style-name="gr63" draw:text-style-name="P7" draw:layer="layout" svg:x1="14cm" svg:y1="5.9cm" svg:x2="14cm" svg:y2="6.1cm">
            <text:p/>
          </draw:line>
          <draw:line draw:style-name="gr64" draw:text-style-name="P7" draw:layer="layout" svg:x1="13.9cm" svg:y1="6cm" svg:x2="14.1cm" svg:y2="6cm">
            <text:p/>
          </draw:line>
          <draw:line draw:style-name="gr65" draw:text-style-name="P7" draw:layer="layout" svg:x1="13.9cm" svg:y1="6.3cm" svg:x2="14.1cm" svg:y2="6.3cm">
            <text:p/>
          </draw:line>
        </draw:g>
        <draw:g draw:style-name="gr3">
          <draw:circle draw:style-name="gr6" draw:text-style-name="P1" draw:layer="layout" svg:width="-1cm" svg:height="-1cm" svg:x="16.7cm" svg:y="6.6cm">
            <text:p/>
          </draw:circle>
          <draw:line draw:style-name="gr66" draw:text-style-name="P7" draw:layer="layout" svg:x1="16.2cm" svg:y1="6.3cm" svg:x2="16.2cm" svg:y2="6.1cm">
            <text:p/>
          </draw:line>
          <draw:line draw:style-name="gr67" draw:text-style-name="P7" draw:layer="layout" svg:x1="16.3cm" svg:y1="6.2cm" svg:x2="16.1cm" svg:y2="6.2cm">
            <text:p/>
          </draw:line>
          <draw:line draw:style-name="gr68" draw:text-style-name="P7" draw:layer="layout" svg:x1="16.3cm" svg:y1="5.9cm" svg:x2="16.1cm" svg:y2="5.9cm">
            <text:p/>
          </draw:line>
        </draw:g>
        <draw:g draw:style-name="gr3">
          <draw:circle draw:style-name="gr6" draw:text-style-name="P1" draw:layer="layout" svg:width="1cm" svg:height="1cm" draw:transform="rotate (-1.57079632679579) translate (17.8cm 5.6cm)">
            <text:p/>
          </draw:circle>
          <draw:line draw:style-name="gr69" draw:text-style-name="P7" draw:layer="layout" svg:x1="17.5cm" svg:y1="6.1cm" svg:x2="17.3cm" svg:y2="6.1cm">
            <text:p/>
          </draw:line>
          <draw:line draw:style-name="gr70" draw:text-style-name="P7" draw:layer="layout" svg:x1="17.4cm" svg:y1="6cm" svg:x2="17.4cm" svg:y2="6.2cm">
            <text:p/>
          </draw:line>
          <draw:line draw:style-name="gr71" draw:text-style-name="P7" draw:layer="layout" svg:x1="17.1cm" svg:y1="6cm" svg:x2="17.1cm" svg:y2="6.2cm">
            <text:p/>
          </draw:line>
        </draw:g>
        <draw:g draw:style-name="gr3">
          <draw:custom-shape draw:style-name="gr72" draw:text-style-name="P7" draw:layer="layout" svg:width="1cm" svg:height="1cm" draw:transform="rotate (1.5707963267946) translate (14.6cm 8.8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3" draw:text-style-name="P7" draw:layer="layout" svg:x1="14.9cm" svg:y1="8.3cm" svg:x2="15.3cm" svg:y2="8.3cm">
            <text:p/>
          </draw:line>
        </draw:g>
        <draw:g draw:style-name="gr3">
          <draw:custom-shape draw:style-name="gr74" draw:text-style-name="P7" draw:layer="layout" svg:width="-1cm" svg:height="-1cm" svg:x="16.7cm" svg:y="8.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5" draw:text-style-name="P7" draw:layer="layout" svg:x1="16.2cm" svg:y1="8.5cm" svg:x2="16.2cm" svg:y2="8.1cm">
            <text:p/>
          </draw:line>
        </draw:g>
        <draw:g draw:style-name="gr3">
          <draw:custom-shape draw:style-name="gr76" draw:text-style-name="P7" draw:layer="layout" svg:width="1cm" svg:height="1cm" draw:transform="rotate (-1.57079632679579) translate (17.8cm 7.8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7" draw:text-style-name="P7" draw:layer="layout" svg:x1="17.5cm" svg:y1="8.3cm" svg:x2="17.1cm" svg:y2="8.3cm">
            <text:p/>
          </draw:line>
        </draw:g>
        <draw:g draw:style-name="gr3">
          <draw:polygon draw:style-name="gr22" draw:text-style-name="P1" draw:layer="layout" svg:width="0.499cm" svg:height="0.499cm" svg:x="7.5cm" svg:y="7.95cm" svg:viewBox="0 0 500 500" draw:points="250,0 500,500 0,500">
            <text:p/>
          </draw:polygon>
          <draw:line draw:style-name="gr23" draw:text-style-name="P1" draw:layer="layout" svg:x1="7.451cm" svg:y1="7.95cm" svg:x2="8.05cm" svg:y2="7.95cm">
            <text:p/>
          </draw:line>
        </draw:g>
        <draw:g draw:style-name="gr3">
          <draw:polygon draw:style-name="gr22" draw:text-style-name="P1" draw:layer="layout" svg:width="0.499cm" svg:height="0.499cm" draw:transform="rotate (1.5707963267946) translate (8.50000000000569cm 8.45000000001121cm)" svg:viewBox="0 0 500 500" draw:points="250,17000 500,17500 0,17500">
            <text:p/>
          </draw:polygon>
          <draw:line draw:style-name="gr23" draw:text-style-name="P1" draw:layer="layout" svg:x1="8.5cm" svg:y1="8.499cm" svg:x2="8.5cm" svg:y2="7.9cm">
            <text:p/>
          </draw:line>
        </draw:g>
        <draw:g draw:style-name="gr3">
          <draw:polygon draw:style-name="gr22" draw:text-style-name="P1" draw:layer="layout" svg:width="-0.499cm" svg:height="-0.499cm" svg:x="10cm" svg:y="8.45cm" svg:viewBox="0 0 -500 -500" draw:points="250,-16900 500,-16400 0,-16400">
            <text:p/>
          </draw:polygon>
          <draw:line draw:style-name="gr23" draw:text-style-name="P1" draw:layer="layout" svg:x1="10.049cm" svg:y1="8.45cm" svg:x2="9.45cm" svg:y2="8.45cm">
            <text:p/>
          </draw:line>
        </draw:g>
        <draw:custom-shape draw:style-name="gr78" draw:text-style-name="P1" draw:layer="layout" svg:width="0.2cm" svg:height="0.2cm" svg:x="4cm" svg:y="8.3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g draw:style-name="gr3">
          <draw:line draw:style-name="gr79" draw:text-style-name="P8" draw:layer="layout" svg:x1="5.8cm" svg:y1="5.7cm" svg:x2="5.8cm" svg:y2="6.7cm">
            <text:p/>
          </draw:line>
          <draw:line draw:style-name="gr80" draw:text-style-name="P8" draw:layer="layout" svg:x1="5.9cm" svg:y1="5.9cm" svg:x2="5.9cm" svg:y2="6.5cm">
            <text:p/>
          </draw:line>
          <draw:line draw:style-name="gr81" draw:text-style-name="P8" draw:layer="layout" svg:x1="6cm" svg:y1="6.2cm" svg:x2="5.9cm" svg:y2="6.2cm">
            <text:p/>
          </draw:line>
          <draw:polyline draw:style-name="gr82" draw:text-style-name="P8" draw:layer="layout" svg:width="0.299cm" svg:height="0.199cm" svg:x="5.5cm" svg:y="5.7cm" svg:viewBox="0 0 300 200" draw:points="0,0 0,200 300,200">
            <text:p/>
          </draw:polyline>
          <draw:polyline draw:style-name="gr83" draw:text-style-name="P8" draw:layer="layout" svg:width="-0.299cm" svg:height="-0.199cm" svg:x="5.8cm" svg:y="6.7cm" svg:viewBox="0 0 -300 -200" draw:points="300,-13400 300,-13200 0,-13200">
            <text:p/>
          </draw:polyline>
          <draw:line draw:style-name="gr44" draw:text-style-name="P1" draw:layer="layout" svg:x1="5.8cm" svg:y1="6.5cm" svg:x2="5.5cm" svg:y2="6.5cm">
            <text:p/>
          </draw:line>
        </draw:g>
        <draw:g draw:style-name="gr3">
          <draw:line draw:style-name="gr84" draw:text-style-name="P8" draw:layer="layout" svg:x1="2.8cm" svg:y1="7.1cm" svg:x2="3.8cm" svg:y2="7.1cm">
            <text:p/>
          </draw:line>
          <draw:line draw:style-name="gr85" draw:text-style-name="P8" draw:layer="layout" svg:x1="3cm" svg:y1="7.2cm" svg:x2="3.6cm" svg:y2="7.2cm">
            <text:p/>
          </draw:line>
          <draw:line draw:style-name="gr86" draw:text-style-name="P8" draw:layer="layout" svg:x1="3.3cm" svg:y1="7.3cm" svg:x2="3.3cm" svg:y2="7.2cm">
            <text:p/>
          </draw:line>
          <draw:polyline draw:style-name="gr87" draw:text-style-name="P8" draw:layer="layout" svg:width="0.299cm" svg:height="0.199cm" draw:transform="rotate (1.5707963267946) translate (2.80000000000684cm 7.10000000000456cm)" svg:viewBox="0 0 300 200" draw:points="300,5600 300,5800 0,5800">
            <text:p/>
          </draw:polyline>
          <draw:polyline draw:style-name="gr88" draw:text-style-name="P8" draw:layer="layout" svg:width="0.299cm" svg:height="0.199cm" draw:transform="rotate (-1.57079632679579) translate (3.8cm 6.79999999999886cm)" svg:viewBox="0 0 300 200" draw:points="0,-7600 0,-7400 300,-7400">
            <text:p/>
          </draw:polyline>
          <draw:line draw:style-name="gr44" draw:text-style-name="P1" draw:layer="layout" svg:x1="3.6cm" svg:y1="7.1cm" svg:x2="3.6cm" svg:y2="6.8cm">
            <text:p/>
          </draw:line>
        </draw:g>
        <draw:g draw:style-name="gr3">
          <draw:line draw:style-name="gr89" draw:text-style-name="P8" draw:layer="layout" svg:x1="3.8cm" svg:y1="6.2cm" svg:x2="2.8cm" svg:y2="6.2cm">
            <text:p/>
          </draw:line>
          <draw:line draw:style-name="gr90" draw:text-style-name="P8" draw:layer="layout" svg:x1="3.6cm" svg:y1="6.1cm" svg:x2="3cm" svg:y2="6.1cm">
            <text:p/>
          </draw:line>
          <draw:line draw:style-name="gr91" draw:text-style-name="P8" draw:layer="layout" svg:x1="3.3cm" svg:y1="6cm" svg:x2="3.3cm" svg:y2="6.1cm">
            <text:p/>
          </draw:line>
          <draw:polyline draw:style-name="gr92" draw:text-style-name="P8" draw:layer="layout" svg:width="0.299cm" svg:height="0.199cm" draw:transform="rotate (-1.57079632679579) translate (3.79999999999829cm 6.19999999999886cm)" svg:viewBox="0 0 300 200" draw:points="300,-7600 300,-7400 0,-7400">
            <text:p/>
          </draw:polyline>
          <draw:polyline draw:style-name="gr93" draw:text-style-name="P8" draw:layer="layout" svg:width="0.299cm" svg:height="0.199cm" draw:transform="rotate (1.5707963267946) translate (2.8cm 6.50000000000456cm)" svg:viewBox="0 0 300 200" draw:points="0,5600 0,5800 300,5800">
            <text:p/>
          </draw:polyline>
          <draw:line draw:style-name="gr44" draw:text-style-name="P1" draw:layer="layout" svg:x1="3cm" svg:y1="6.2cm" svg:x2="3cm" svg:y2="6.5cm">
            <text:p/>
          </draw:line>
        </draw:g>
        <draw:g draw:style-name="gr3">
          <draw:line draw:style-name="gr94" draw:text-style-name="P8" draw:layer="layout" svg:x1="5.2cm" svg:y1="7.1cm" svg:x2="4.2cm" svg:y2="7.1cm">
            <text:p/>
          </draw:line>
          <draw:line draw:style-name="gr95" draw:text-style-name="P8" draw:layer="layout" svg:x1="5cm" svg:y1="7.2cm" svg:x2="4.4cm" svg:y2="7.2cm">
            <text:p/>
          </draw:line>
          <draw:line draw:style-name="gr96" draw:text-style-name="P8" draw:layer="layout" svg:x1="4.7cm" svg:y1="7.3cm" svg:x2="4.7cm" svg:y2="7.2cm">
            <text:p/>
          </draw:line>
          <draw:polyline draw:style-name="gr97" draw:text-style-name="P8" draw:layer="layout" svg:width="0.299cm" svg:height="0.199cm" draw:transform="rotate (-1.57079632679579) translate (5.2cm 6.79999999999886cm)" svg:viewBox="0 0 300 200" draw:points="0,-10400 0,-10200 300,-10200">
            <text:p/>
          </draw:polyline>
          <draw:polyline draw:style-name="gr98" draw:text-style-name="P8" draw:layer="layout" svg:width="0.299cm" svg:height="0.199cm" draw:transform="rotate (1.5707963267946) translate (4.20000000000684cm 7.10000000000456cm)" svg:viewBox="0 0 300 200" draw:points="300,8400 300,8600 0,8600">
            <text:p/>
          </draw:polyline>
          <draw:line draw:style-name="gr44" draw:text-style-name="P1" draw:layer="layout" svg:x1="4.4cm" svg:y1="7.1cm" svg:x2="4.4cm" svg:y2="6.8cm">
            <text:p/>
          </draw:line>
        </draw:g>
        <draw:g draw:style-name="gr3">
          <draw:line draw:style-name="gr99" draw:text-style-name="P8" draw:layer="layout" svg:x1="4.2cm" svg:y1="6.2cm" svg:x2="5.2cm" svg:y2="6.2cm">
            <text:p/>
          </draw:line>
          <draw:line draw:style-name="gr100" draw:text-style-name="P8" draw:layer="layout" svg:x1="4.4cm" svg:y1="6.1cm" svg:x2="5cm" svg:y2="6.1cm">
            <text:p/>
          </draw:line>
          <draw:line draw:style-name="gr101" draw:text-style-name="P8" draw:layer="layout" svg:x1="4.7cm" svg:y1="6cm" svg:x2="4.7cm" svg:y2="6.1cm">
            <text:p/>
          </draw:line>
          <draw:polyline draw:style-name="gr102" draw:text-style-name="P8" draw:layer="layout" svg:width="0.299cm" svg:height="0.199cm" draw:transform="rotate (1.5707963267946) translate (4.2cm 6.50000000000456cm)" svg:viewBox="0 0 300 200" draw:points="0,8400 0,8600 300,8600">
            <text:p/>
          </draw:polyline>
          <draw:polyline draw:style-name="gr103" draw:text-style-name="P8" draw:layer="layout" svg:width="0.299cm" svg:height="0.199cm" draw:transform="rotate (-1.57079632679579) translate (5.19999999999829cm 6.19999999999886cm)" svg:viewBox="0 0 300 200" draw:points="300,-10400 300,-10200 0,-10200">
            <text:p/>
          </draw:polyline>
          <draw:line draw:style-name="gr44" draw:text-style-name="P1" draw:layer="layout" svg:x1="5cm" svg:y1="6.2cm" svg:x2="5cm" svg:y2="6.5cm">
            <text:p/>
          </draw:line>
        </draw:g>
        <draw:g draw:style-name="gr3">
          <draw:line draw:style-name="gr104" draw:text-style-name="P8" draw:layer="layout" svg:x1="2.8cm" svg:y1="5.1cm" svg:x2="3.8cm" svg:y2="5.1cm">
            <text:p/>
          </draw:line>
          <draw:line draw:style-name="gr105" draw:text-style-name="P8" draw:layer="layout" svg:x1="3cm" svg:y1="5.2cm" svg:x2="3.6cm" svg:y2="5.2cm">
            <text:p/>
          </draw:line>
          <draw:line draw:style-name="gr106" draw:text-style-name="P8" draw:layer="layout" svg:x1="3.3cm" svg:y1="5.3cm" svg:x2="3.3cm" svg:y2="5.2cm">
            <text:p/>
          </draw:line>
          <draw:polyline draw:style-name="gr107" draw:text-style-name="P8" draw:layer="layout" svg:width="0.299cm" svg:height="0.199cm" draw:transform="rotate (1.5707963267946) translate (2.80000000000684cm 5.10000000000456cm)" svg:viewBox="0 0 300 200" draw:points="300,5600 300,5800 0,5800">
            <text:p/>
          </draw:polyline>
          <draw:polyline draw:style-name="gr108" draw:text-style-name="P8" draw:layer="layout" svg:width="0.299cm" svg:height="0.199cm" draw:transform="rotate (-1.57079632679579) translate (3.8cm 4.79999999999886cm)" svg:viewBox="0 0 300 200" draw:points="0,-7600 0,-7400 300,-7400">
            <text:p/>
          </draw:polyline>
        </draw:g>
        <draw:g draw:style-name="gr3">
          <draw:line draw:style-name="gr109" draw:text-style-name="P8" draw:layer="layout" svg:x1="5.2cm" svg:y1="5.1cm" svg:x2="4.2cm" svg:y2="5.1cm">
            <text:p/>
          </draw:line>
          <draw:line draw:style-name="gr110" draw:text-style-name="P8" draw:layer="layout" svg:x1="5cm" svg:y1="5.2cm" svg:x2="4.4cm" svg:y2="5.2cm">
            <text:p/>
          </draw:line>
          <draw:line draw:style-name="gr111" draw:text-style-name="P8" draw:layer="layout" svg:x1="4.7cm" svg:y1="5.3cm" svg:x2="4.7cm" svg:y2="5.2cm">
            <text:p/>
          </draw:line>
          <draw:polyline draw:style-name="gr112" draw:text-style-name="P8" draw:layer="layout" svg:width="0.299cm" svg:height="0.199cm" draw:transform="rotate (-1.57079632679579) translate (5.2cm 4.79999999999886cm)" svg:viewBox="0 0 300 200" draw:points="0,-10400 0,-10200 300,-10200">
            <text:p/>
          </draw:polyline>
          <draw:polyline draw:style-name="gr113" draw:text-style-name="P8" draw:layer="layout" svg:width="0.299cm" svg:height="0.199cm" draw:transform="rotate (1.5707963267946) translate (4.20000000000684cm 5.10000000000456cm)" svg:viewBox="0 0 300 200" draw:points="300,8400 300,8600 0,8600">
            <text:p/>
          </draw:polyline>
        </draw:g>
        <draw:custom-shape draw:style-name="gr114" draw:text-style-name="P9" draw:layer="layout" svg:width="0.4cm" svg:height="0.4cm" svg:x="3.4cm" svg:y="8.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draw:style-name="gr3">
          <draw:line draw:style-name="gr115" draw:text-style-name="P1" draw:layer="layout" svg:x1="2.5cm" svg:y1="8.5cm" svg:x2="3.1cm" svg:y2="8.5cm">
            <text:p/>
          </draw:line>
          <draw:frame draw:style-name="gr4" draw:text-style-name="P6" draw:layer="layout" svg:width="1cm" svg:height="0.8cm" svg:x="2.3cm" svg:y="7.6cm">
            <draw:text-box>
              <text:p text:style-name="P2"><text:span text:style-name="T2">V</text:span><text:span text:style-name="T3">DD</text:span></text:p>
            </draw:text-box>
          </draw:frame>
        </draw:g>
        <draw:frame draw:style-name="gr116" draw:text-style-name="P10" draw:layer="layout" svg:width="17.9cm" svg:height="1.9cm" svg:x="2cm" svg:y="1.1cm">
          <draw:text-box>
            <text:p text:style-name="P2"><text:span text:style-name="T5">1) Set your grid (Tools-&gt;Options-&gt;OpenOffice.org Draw-&gt;Grid) to a resolution of 10,00mm with 9 subdivision points (both horizontal and vertical).</text:span></text:p>
            <text:p text:style-name="P2"><text:span text:style-name="T5">2) Use lines with a thickness of 0,50mm to connect components.</text:span></text:p>
          </draw:text-box>
        </draw:frame>
        <draw:path draw:style-name="gr50" draw:text-style-name="P1" draw:layer="layout" svg:width="1.999cm" svg:height="0.199cm" svg:x="8.8cm" svg:y="4.3cm" svg:viewBox="0 0 2000 200" svg:d="m0 200h200c0-267 400-267 400 0 0-267 400-267 400 0 0-267 400-267 400 0 0-267 400-267 400 0h200">
          <text:p/>
        </draw:path>
        <draw:g draw:name="2port_VI">
          <draw:rect draw:style-name="gr6" draw:text-style-name="P1" draw:layer="layout" svg:width="3cm" svg:height="3cm" svg:x="4cm" svg:y="12cm">
            <text:p/>
          </draw:rect>
          <draw:line draw:style-name="gr117" draw:text-style-name="P1" draw:layer="layout" svg:x1="3.1cm" svg:y1="12.6cm" svg:x2="4cm" svg:y2="12.6cm">
            <text:p/>
          </draw:line>
          <draw:custom-shape draw:style-name="gr11" draw:text-style-name="P1" draw:layer="layout" svg:width="0.2cm" svg:height="0.2cm" svg:x="2.9cm" svg:y="12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17" draw:text-style-name="P1" draw:layer="layout" svg:x1="3.1cm" svg:y1="14.4cm" svg:x2="4cm" svg:y2="14.4cm">
            <text:p/>
          </draw:line>
          <draw:custom-shape draw:style-name="gr11" draw:text-style-name="P1" draw:layer="layout" svg:width="0.2cm" svg:height="0.2cm" svg:x="2.9cm" svg:y="14.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17" draw:text-style-name="P1" draw:layer="layout" svg:x1="7.9cm" svg:y1="12.6cm" svg:x2="7cm" svg:y2="12.6cm">
            <text:p/>
          </draw:line>
          <draw:custom-shape draw:style-name="gr11" draw:text-style-name="P1" draw:layer="layout" svg:width="0.2cm" svg:height="0.2cm" svg:x="7.9cm" svg:y="12.5cm">
            <text:p/>
            <draw:enhanced-geometry svg:viewBox="0 0 21600 21600" draw:mirror-horizontal="tru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17" draw:text-style-name="P1" draw:layer="layout" svg:x1="7.9cm" svg:y1="14.4cm" svg:x2="7cm" svg:y2="14.4cm">
            <text:p/>
          </draw:line>
          <draw:custom-shape draw:style-name="gr11" draw:text-style-name="P1" draw:layer="layout" svg:width="0.2cm" svg:height="0.2cm" svg:x="7.9cm" svg:y="14.3cm">
            <text:p/>
            <draw:enhanced-geometry svg:viewBox="0 0 21600 21600" draw:mirror-horizontal="tru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5" draw:text-style-name="P5" draw:layer="layout" svg:x1="2.7cm" svg:y1="12.2cm" svg:x2="3.3cm" svg:y2="12.2cm">
            <text:p/>
          </draw:line>
          <draw:line draw:style-name="gr5" draw:text-style-name="P5" draw:layer="layout" svg:x1="8.3cm" svg:y1="12.2cm" svg:x2="7.7cm" svg:y2="12.2cm">
            <text:p/>
          </draw:line>
          <draw:frame draw:style-name="gr4" draw:text-style-name="P11" draw:layer="layout" svg:width="1cm" svg:height="0.8cm" svg:x="2.6cm" svg:y="13.1cm">
            <draw:text-box>
              <text:p text:style-name="P2"><text:span text:style-name="T6">v</text:span><text:span text:style-name="T7">1</text:span></text:p>
            </draw:text-box>
          </draw:frame>
          <draw:frame draw:style-name="gr4" draw:text-style-name="P11" draw:layer="layout" svg:width="1cm" svg:height="0.8cm" svg:x="7.5cm" svg:y="13.1cm">
            <draw:text-box>
              <text:p text:style-name="P2"><text:span text:style-name="T6">v</text:span><text:span text:style-name="T7">2</text:span></text:p>
            </draw:text-box>
          </draw:frame>
          <draw:frame draw:style-name="gr4" draw:text-style-name="P11" draw:layer="layout" svg:width="1cm" svg:height="0.8cm" svg:x="2.5cm" svg:y="11.3cm">
            <draw:text-box>
              <text:p text:style-name="P2"><text:span text:style-name="T8">i</text:span><text:span text:style-name="T7">1</text:span></text:p>
            </draw:text-box>
          </draw:frame>
          <draw:frame draw:style-name="gr4" draw:text-style-name="P11" draw:layer="layout" svg:width="1cm" svg:height="0.8cm" svg:x="7.6cm" svg:y="11.3cm">
            <draw:text-box>
              <text:p text:style-name="P2"><text:span text:style-name="T8">i</text:span><text:span text:style-name="T7">2</text:span></text:p>
            </draw:text-box>
          </draw:frame>
          <draw:line draw:style-name="gr118" draw:text-style-name="P7" draw:layer="layout" svg:x1="8cm" svg:y1="12.9cm" svg:x2="8cm" svg:y2="13.1cm">
            <text:p/>
          </draw:line>
          <draw:line draw:style-name="gr119" draw:text-style-name="P7" draw:layer="layout" svg:x1="7.9cm" svg:y1="13cm" svg:x2="8.1cm" svg:y2="13cm">
            <text:p/>
          </draw:line>
          <draw:line draw:style-name="gr120" draw:text-style-name="P7" draw:layer="layout" svg:x1="7.9cm" svg:y1="14.1cm" svg:x2="8.1cm" svg:y2="14.1cm">
            <text:p/>
          </draw:line>
          <draw:line draw:style-name="gr121" draw:text-style-name="P7" draw:layer="layout" svg:x1="3cm" svg:y1="12.9cm" svg:x2="3cm" svg:y2="13.1cm">
            <text:p/>
          </draw:line>
          <draw:line draw:style-name="gr122" draw:text-style-name="P7" draw:layer="layout" svg:x1="2.9cm" svg:y1="13cm" svg:x2="3.1cm" svg:y2="13cm">
            <text:p/>
          </draw:line>
          <draw:line draw:style-name="gr123" draw:text-style-name="P7" draw:layer="layout" svg:x1="2.9cm" svg:y1="14.1cm" svg:x2="3.1cm" svg:y2="14.1cm">
            <text:p/>
          </draw:line>
          <draw:frame draw:style-name="gr4" draw:text-style-name="P12" draw:layer="layout" svg:width="1.2cm" svg:height="0.7cm" svg:x="2.5cm" svg:y="14.5cm">
            <draw:text-box>
              <text:p text:style-name="P2"><text:span text:style-name="T9">port 1</text:span></text:p>
            </draw:text-box>
          </draw:frame>
          <draw:frame draw:style-name="gr4" draw:text-style-name="P12" draw:layer="layout" svg:width="1.2cm" svg:height="0.7cm" svg:x="7.5cm" svg:y="14.4cm">
            <draw:text-box>
              <text:p text:style-name="P2"><text:span text:style-name="T9">port 2</text:span></text:p>
            </draw:text-box>
          </draw:frame>
        </draw:g>
        <draw:path draw:style-name="gr124" draw:text-style-name="P1" draw:layer="layout" svg:width="1.299cm" svg:height="0.199cm" svg:x="12cm" svg:y="10.9cm" svg:viewBox="0 0 1300 200" svg:d="m0 100c75-134 125-133 200 0s125 133 200 0v0c75-134 125-133 200 0s125 133 200 0v0c75-134 125-133 200 0s100 0 300 0">
          <text:p/>
        </draw:path>
        <draw:g draw:name="2port_WA">
          <draw:rect draw:style-name="gr6" draw:text-style-name="P1" draw:layer="layout" svg:width="3cm" svg:height="3cm" svg:x="13cm" svg:y="12cm">
            <text:p/>
          </draw:rect>
          <draw:line draw:style-name="gr117" draw:text-style-name="P1" draw:layer="layout" svg:x1="12.1cm" svg:y1="12.6cm" svg:x2="13cm" svg:y2="12.6cm">
            <text:p/>
          </draw:line>
          <draw:custom-shape draw:style-name="gr11" draw:text-style-name="P1" draw:layer="layout" svg:width="0.2cm" svg:height="0.2cm" svg:x="11.9cm" svg:y="12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17" draw:text-style-name="P1" draw:layer="layout" svg:x1="12.1cm" svg:y1="14.4cm" svg:x2="13cm" svg:y2="14.4cm">
            <text:p/>
          </draw:line>
          <draw:custom-shape draw:style-name="gr11" draw:text-style-name="P1" draw:layer="layout" svg:width="0.2cm" svg:height="0.2cm" svg:x="11.9cm" svg:y="14.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17" draw:text-style-name="P1" draw:layer="layout" svg:x1="16.9cm" svg:y1="12.6cm" svg:x2="16cm" svg:y2="12.6cm">
            <text:p/>
          </draw:line>
          <draw:custom-shape draw:style-name="gr11" draw:text-style-name="P1" draw:layer="layout" svg:width="0.2cm" svg:height="0.2cm" svg:x="16.9cm" svg:y="12.5cm">
            <text:p/>
            <draw:enhanced-geometry svg:viewBox="0 0 21600 21600" draw:mirror-horizontal="tru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17" draw:text-style-name="P1" draw:layer="layout" svg:x1="16.9cm" svg:y1="14.4cm" svg:x2="16cm" svg:y2="14.4cm">
            <text:p/>
          </draw:line>
          <draw:custom-shape draw:style-name="gr11" draw:text-style-name="P1" draw:layer="layout" svg:width="0.2cm" svg:height="0.2cm" svg:x="16.9cm" svg:y="14.3cm">
            <text:p/>
            <draw:enhanced-geometry svg:viewBox="0 0 21600 21600" draw:mirror-horizontal="tru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25" draw:text-style-name="P7" draw:layer="layout" svg:x1="12cm" svg:y1="12.9cm" svg:x2="12cm" svg:y2="13.1cm">
            <text:p/>
          </draw:line>
          <draw:line draw:style-name="gr126" draw:text-style-name="P7" draw:layer="layout" svg:x1="11.9cm" svg:y1="13cm" svg:x2="12.1cm" svg:y2="13cm">
            <text:p/>
          </draw:line>
          <draw:line draw:style-name="gr127" draw:text-style-name="P7" draw:layer="layout" svg:x1="11.9cm" svg:y1="14.1cm" svg:x2="12.1cm" svg:y2="14.1cm">
            <text:p/>
          </draw:line>
          <draw:line draw:style-name="gr128" draw:text-style-name="P7" draw:layer="layout" svg:x1="17cm" svg:y1="12.9cm" svg:x2="17cm" svg:y2="13.1cm">
            <text:p/>
          </draw:line>
          <draw:line draw:style-name="gr129" draw:text-style-name="P7" draw:layer="layout" svg:x1="16.9cm" svg:y1="13cm" svg:x2="17.1cm" svg:y2="13cm">
            <text:p/>
          </draw:line>
          <draw:line draw:style-name="gr130" draw:text-style-name="P7" draw:layer="layout" svg:x1="16.9cm" svg:y1="14.1cm" svg:x2="17.1cm" svg:y2="14.1cm">
            <text:p/>
          </draw:line>
          <draw:frame draw:style-name="gr4" draw:text-style-name="P12" draw:layer="layout" svg:width="1.2cm" svg:height="0.7cm" svg:x="11.5cm" svg:y="14.5cm">
            <draw:text-box>
              <text:p text:style-name="P2"><text:span text:style-name="T9">port 1</text:span></text:p>
            </draw:text-box>
          </draw:frame>
          <draw:frame draw:style-name="gr4" draw:text-style-name="P12" draw:layer="layout" svg:width="1.2cm" svg:height="0.7cm" svg:x="16.5cm" svg:y="14.4cm">
            <draw:text-box>
              <text:p text:style-name="P2"><text:span text:style-name="T9">port 2</text:span></text:p>
            </draw:text-box>
          </draw:frame>
          <draw:g>
            <draw:path draw:style-name="gr7" draw:text-style-name="P1" draw:layer="layout" svg:width="0.399cm" svg:height="0.099cm" svg:x="10.5cm" svg:y="13.1cm" svg:viewBox="0 0 400 100" svg:d="m0 50c75-67 125-66 200 0s125 67 200 0">
              <text:p/>
            </draw:path>
            <draw:path draw:style-name="gr7" draw:text-style-name="P1" draw:layer="layout" svg:width="0.399cm" svg:height="0.099cm" svg:x="10.9cm" svg:y="13.1cm" svg:viewBox="0 0 400 100" svg:d="m0 50c75-67 125-66 200 0s125 67 200 0">
              <text:p/>
            </draw:path>
            <draw:path draw:style-name="gr131" draw:text-style-name="P1" draw:layer="layout" svg:width="0.499cm" svg:height="0.078cm" svg:x="11.3cm" svg:y="13.1cm" svg:viewBox="0 0 500 79" svg:d="m0 50c75-67 125-66 200 0s100 0 300 0">
              <text:p/>
            </draw:path>
          </draw:g>
          <draw:g>
            <draw:path draw:style-name="gr7" draw:text-style-name="P1" draw:layer="layout" svg:width="0.399cm" svg:height="0.099cm" svg:x="11.4cm" svg:y="13.8cm" svg:viewBox="0 0 400 100" svg:d="m400 50c-75-67-125-66-200 0s-125 67-200 0">
              <text:p/>
            </draw:path>
            <draw:path draw:style-name="gr7" draw:text-style-name="P1" draw:layer="layout" svg:width="0.399cm" svg:height="0.099cm" svg:x="11cm" svg:y="13.8cm" svg:viewBox="0 0 400 100" svg:d="m400 50c-75-67-125-66-200 0s-125 67-200 0">
              <text:p/>
            </draw:path>
            <draw:path draw:style-name="gr131" draw:text-style-name="P1" draw:layer="layout" svg:width="0.499cm" svg:height="0.078cm" svg:x="10.5cm" svg:y="13.8cm" svg:viewBox="0 0 500 79" svg:d="m500 50c-75-67-125-66-200 0s-100 0-300 0">
              <text:p/>
            </draw:path>
          </draw:g>
          <draw:g>
            <draw:path draw:style-name="gr7" draw:text-style-name="P1" draw:layer="layout" svg:width="0.399cm" svg:height="0.099cm" svg:x="18.1cm" svg:y="13.1cm" svg:viewBox="0 0 400 100" svg:d="m400 50c-75-67-125-66-200 0s-125 67-200 0">
              <text:p/>
            </draw:path>
            <draw:path draw:style-name="gr7" draw:text-style-name="P1" draw:layer="layout" svg:width="0.399cm" svg:height="0.099cm" svg:x="17.7cm" svg:y="13.1cm" svg:viewBox="0 0 400 100" svg:d="m400 50c-75-67-125-66-200 0s-125 67-200 0">
              <text:p/>
            </draw:path>
            <draw:path draw:style-name="gr131" draw:text-style-name="P1" draw:layer="layout" svg:width="0.499cm" svg:height="0.078cm" svg:x="17.2cm" svg:y="13.1cm" svg:viewBox="0 0 500 79" svg:d="m500 50c-75-67-125-66-200 0s-100 0-300 0">
              <text:p/>
            </draw:path>
          </draw:g>
          <draw:g>
            <draw:path draw:style-name="gr7" draw:text-style-name="P1" draw:layer="layout" svg:width="0.399cm" svg:height="0.099cm" svg:x="17.2cm" svg:y="13.8cm" svg:viewBox="0 0 400 100" svg:d="m0 50c75-67 125-66 200 0s125 67 200 0">
              <text:p/>
            </draw:path>
            <draw:path draw:style-name="gr7" draw:text-style-name="P1" draw:layer="layout" svg:width="0.399cm" svg:height="0.099cm" svg:x="17.6cm" svg:y="13.8cm" svg:viewBox="0 0 400 100" svg:d="m0 50c75-67 125-66 200 0s125 67 200 0">
              <text:p/>
            </draw:path>
            <draw:path draw:style-name="gr131" draw:text-style-name="P1" draw:layer="layout" svg:width="0.499cm" svg:height="0.078cm" svg:x="18cm" svg:y="13.8cm" svg:viewBox="0 0 500 79" svg:d="m0 50c75-67 125-66 200 0s100 0 300 0">
              <text:p/>
            </draw:path>
          </draw:g>
          <draw:frame draw:style-name="gr4" draw:text-style-name="P11" draw:layer="layout" svg:width="1cm" svg:height="0.8cm" svg:x="10.7cm" svg:y="12.2cm">
            <draw:text-box>
              <text:p text:style-name="P2"><text:span text:style-name="T8">a</text:span><text:span text:style-name="T7">1</text:span></text:p>
            </draw:text-box>
          </draw:frame>
          <draw:frame draw:style-name="gr4" draw:text-style-name="P11" draw:layer="layout" svg:width="1cm" svg:height="0.8cm" svg:x="10.7cm" svg:y="13.9cm">
            <draw:text-box>
              <text:p text:style-name="P2"><text:span text:style-name="T8">b</text:span><text:span text:style-name="T7">1</text:span></text:p>
            </draw:text-box>
          </draw:frame>
          <draw:frame draw:style-name="gr4" draw:text-style-name="P11" draw:layer="layout" svg:width="1cm" svg:height="0.8cm" svg:x="17.4cm" svg:y="12.2cm">
            <draw:text-box>
              <text:p text:style-name="P2"><text:span text:style-name="T8">a</text:span><text:span text:style-name="T7">2</text:span></text:p>
            </draw:text-box>
          </draw:frame>
          <draw:frame draw:style-name="gr4" draw:text-style-name="P11" draw:layer="layout" svg:width="1cm" svg:height="0.8cm" svg:x="17.4cm" svg:y="13.9cm">
            <draw:text-box>
              <text:p text:style-name="P2"><text:span text:style-name="T8">b</text:span><text:span text:style-name="T7">2</text:span></text:p>
            </draw:text-box>
          </draw:frame>
        </draw:g>
        <draw:g draw:name="2port_VI_transfer">
          <draw:rect draw:style-name="gr6" draw:text-style-name="P1" draw:layer="layout" svg:width="3cm" svg:height="3cm" svg:x="4cm" svg:y="18cm">
            <text:p/>
          </draw:rect>
          <draw:line draw:style-name="gr117" draw:text-style-name="P1" draw:layer="layout" svg:x1="3.1cm" svg:y1="18.6cm" svg:x2="4cm" svg:y2="18.6cm">
            <text:p/>
          </draw:line>
          <draw:custom-shape draw:style-name="gr11" draw:text-style-name="P1" draw:layer="layout" svg:width="0.2cm" svg:height="0.2cm" svg:x="2.9cm" svg:y="18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17" draw:text-style-name="P1" draw:layer="layout" svg:x1="3.1cm" svg:y1="20.4cm" svg:x2="4cm" svg:y2="20.4cm">
            <text:p/>
          </draw:line>
          <draw:custom-shape draw:style-name="gr11" draw:text-style-name="P1" draw:layer="layout" svg:width="0.2cm" svg:height="0.2cm" svg:x="2.9cm" svg:y="20.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17" draw:text-style-name="P1" draw:layer="layout" svg:x1="7.9cm" svg:y1="18.6cm" svg:x2="7cm" svg:y2="18.6cm">
            <text:p/>
          </draw:line>
          <draw:custom-shape draw:style-name="gr11" draw:text-style-name="P1" draw:layer="layout" svg:width="0.2cm" svg:height="0.2cm" svg:x="7.9cm" svg:y="18.5cm">
            <text:p/>
            <draw:enhanced-geometry svg:viewBox="0 0 21600 21600" draw:mirror-horizontal="tru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17" draw:text-style-name="P1" draw:layer="layout" svg:x1="7.9cm" svg:y1="20.4cm" svg:x2="7cm" svg:y2="20.4cm">
            <text:p/>
          </draw:line>
          <draw:custom-shape draw:style-name="gr11" draw:text-style-name="P1" draw:layer="layout" svg:width="0.2cm" svg:height="0.2cm" svg:x="7.9cm" svg:y="20.3cm">
            <text:p/>
            <draw:enhanced-geometry svg:viewBox="0 0 21600 21600" draw:mirror-horizontal="tru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5" draw:text-style-name="P5" draw:layer="layout" svg:x1="2.7cm" svg:y1="18.2cm" svg:x2="3.3cm" svg:y2="18.2cm">
            <text:p/>
          </draw:line>
          <draw:line draw:style-name="gr5" draw:text-style-name="P5" draw:layer="layout" svg:x1="7.7cm" svg:y1="18.2cm" svg:x2="8.3cm" svg:y2="18.2cm">
            <text:p/>
          </draw:line>
          <draw:frame draw:style-name="gr4" draw:text-style-name="P11" draw:layer="layout" svg:width="1cm" svg:height="0.8cm" svg:x="2.6cm" svg:y="19.1cm">
            <draw:text-box>
              <text:p text:style-name="P2"><text:span text:style-name="T6">v</text:span><text:span text:style-name="T7">1</text:span></text:p>
            </draw:text-box>
          </draw:frame>
          <draw:frame draw:style-name="gr4" draw:text-style-name="P11" draw:layer="layout" svg:width="1cm" svg:height="0.8cm" svg:x="7.5cm" svg:y="19.1cm">
            <draw:text-box>
              <text:p text:style-name="P2"><text:span text:style-name="T6">v</text:span><text:span text:style-name="T7">2</text:span></text:p>
            </draw:text-box>
          </draw:frame>
          <draw:frame draw:style-name="gr4" draw:text-style-name="P11" draw:layer="layout" svg:width="1cm" svg:height="0.8cm" svg:x="2.5cm" svg:y="17.3cm">
            <draw:text-box>
              <text:p text:style-name="P2"><text:span text:style-name="T8">i</text:span><text:span text:style-name="T7">1</text:span></text:p>
            </draw:text-box>
          </draw:frame>
          <draw:frame draw:style-name="gr4" draw:text-style-name="P11" draw:layer="layout" svg:width="1cm" svg:height="0.8cm" svg:x="7.6cm" svg:y="17.3cm">
            <draw:text-box>
              <text:p text:style-name="P2"><text:span text:style-name="T8">i</text:span><text:span text:style-name="T7">2</text:span></text:p>
            </draw:text-box>
          </draw:frame>
          <draw:line draw:style-name="gr132" draw:text-style-name="P7" draw:layer="layout" svg:x1="8cm" svg:y1="18.9cm" svg:x2="8cm" svg:y2="19.1cm">
            <text:p/>
          </draw:line>
          <draw:line draw:style-name="gr133" draw:text-style-name="P7" draw:layer="layout" svg:x1="7.9cm" svg:y1="19cm" svg:x2="8.1cm" svg:y2="19cm">
            <text:p/>
          </draw:line>
          <draw:line draw:style-name="gr134" draw:text-style-name="P7" draw:layer="layout" svg:x1="7.9cm" svg:y1="20.1cm" svg:x2="8.1cm" svg:y2="20.1cm">
            <text:p/>
          </draw:line>
          <draw:line draw:style-name="gr135" draw:text-style-name="P7" draw:layer="layout" svg:x1="3cm" svg:y1="18.9cm" svg:x2="3cm" svg:y2="19.1cm">
            <text:p/>
          </draw:line>
          <draw:line draw:style-name="gr136" draw:text-style-name="P7" draw:layer="layout" svg:x1="2.9cm" svg:y1="19cm" svg:x2="3.1cm" svg:y2="19cm">
            <text:p/>
          </draw:line>
          <draw:line draw:style-name="gr137" draw:text-style-name="P7" draw:layer="layout" svg:x1="2.9cm" svg:y1="20.1cm" svg:x2="3.1cm" svg:y2="20.1cm">
            <text:p/>
          </draw:line>
          <draw:frame draw:style-name="gr4" draw:text-style-name="P12" draw:layer="layout" svg:width="1.2cm" svg:height="0.7cm" svg:x="2.5cm" svg:y="20.5cm">
            <draw:text-box>
              <text:p text:style-name="P2"><text:span text:style-name="T9">port 1</text:span></text:p>
            </draw:text-box>
          </draw:frame>
          <draw:frame draw:style-name="gr4" draw:text-style-name="P12" draw:layer="layout" svg:width="1.2cm" svg:height="0.7cm" svg:x="7.5cm" svg:y="20.4cm">
            <draw:text-box>
              <text:p text:style-name="P2"><text:span text:style-name="T9">port 2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family-generic-asian="system" style:font-pitch-asian="variable" style:font-size-asian="24pt" style:language-asian="zxx" style:country-asian="none" style:font-family-complex="'Nimbus Sans L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Nimbus Sans L'" style:font-family-generic-asian="system" style:font-pitch-asian="variable" style:font-size-asian="18pt" style:font-style-asian="normal" style:font-weight-asian="normal" style:font-family-complex="'Nimbus Sans L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8$Build-9502</meta:generator>
    <meta:initial-creator>Brecht Machiels</meta:initial-creator>
    <meta:creation-date>2007-10-03T16:54:01</meta:creation-date>
    <dc:creator>Brecht Machiels</dc:creator>
    <dc:date>2011-03-03T11:49:51</dc:date>
    <meta:printed-by>Brecht Machiels</meta:printed-by>
    <meta:print-date>2008-04-28T11:16:01</meta:print-date>
    <meta:editing-cycles>50</meta:editing-cycles>
    <meta:editing-duration>PT727H50M29S</meta:editing-duration>
    <meta:document-statistic meta:object-count="278"/>
    <meta:user-defined meta:name="Info 1"/>
    <meta:user-defined meta:name="Info 2"/>
    <meta:user-defined meta:name="Info 3"/>
    <meta:user-defined meta:name="Info 4"/>
  </office:meta>
</office:document-meta>
</file>